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style:font-family-generic="swiss" style:font-pitch="fixed"/>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Heading_20_1">
      <style:text-properties officeooo:rsid="0014c917" officeooo:paragraph-rsid="0014c917"/>
    </style:style>
    <style:style style:name="P4" style:family="paragraph" style:parent-style-name="Heading_20_1">
      <style:text-properties officeooo:rsid="00179969" officeooo:paragraph-rsid="00179969"/>
    </style:style>
    <style:style style:name="P5" style:family="paragraph" style:parent-style-name="Heading_20_1">
      <style:text-properties officeooo:rsid="0025157f" officeooo:paragraph-rsid="0025157f"/>
    </style:style>
    <style:style style:name="P6" style:family="paragraph" style:parent-style-name="Heading_20_1">
      <style:text-properties officeooo:rsid="00291063" officeooo:paragraph-rsid="00291063"/>
    </style:style>
    <style:style style:name="P7" style:family="paragraph" style:parent-style-name="Heading_20_1">
      <style:text-properties officeooo:rsid="0041e1d8" officeooo:paragraph-rsid="0041e1d8"/>
    </style:style>
    <style:style style:name="P8" style:family="paragraph" style:parent-style-name="Heading_20_1">
      <style:text-properties officeooo:rsid="004290be" officeooo:paragraph-rsid="0044d603"/>
    </style:style>
    <style:style style:name="P9" style:family="paragraph" style:parent-style-name="Heading_20_1">
      <style:text-properties officeooo:rsid="0045c8b5" officeooo:paragraph-rsid="0045c8b5"/>
    </style:style>
    <style:style style:name="P10" style:family="paragraph" style:parent-style-name="Heading_20_1">
      <style:text-properties officeooo:rsid="00478452" officeooo:paragraph-rsid="00478452"/>
    </style:style>
    <style:style style:name="P11" style:family="paragraph" style:parent-style-name="Heading_20_1">
      <style:text-properties officeooo:rsid="004faa5c" officeooo:paragraph-rsid="004faa5c"/>
    </style:style>
    <style:style style:name="P12" style:family="paragraph" style:parent-style-name="Heading_20_1">
      <style:text-properties officeooo:rsid="00512437" officeooo:paragraph-rsid="00512437"/>
    </style:style>
    <style:style style:name="P13" style:family="paragraph" style:parent-style-name="Heading_20_1">
      <style:text-properties officeooo:rsid="00a9565e" officeooo:paragraph-rsid="00a9565e"/>
    </style:style>
    <style:style style:name="P14" style:family="paragraph" style:parent-style-name="Heading_20_1">
      <style:text-properties officeooo:rsid="00af7903" officeooo:paragraph-rsid="00af7903"/>
    </style:style>
    <style:style style:name="P15" style:family="paragraph" style:parent-style-name="Heading_20_1">
      <style:text-properties officeooo:rsid="00d1da6d" officeooo:paragraph-rsid="00d1da6d"/>
    </style:style>
    <style:style style:name="P16" style:family="paragraph" style:parent-style-name="Heading_20_1">
      <style:text-properties officeooo:rsid="00eb8aa4" officeooo:paragraph-rsid="00eb8aa4"/>
    </style:style>
    <style:style style:name="P17" style:family="paragraph" style:parent-style-name="Heading_20_1">
      <style:text-properties officeooo:rsid="0112e09f" officeooo:paragraph-rsid="0112e09f"/>
    </style:style>
    <style:style style:name="P18" style:family="paragraph" style:parent-style-name="Heading_20_2">
      <style:text-properties officeooo:paragraph-rsid="0014c917"/>
    </style:style>
    <style:style style:name="P19" style:family="paragraph" style:parent-style-name="Heading_20_2">
      <style:text-properties officeooo:rsid="0022c253" officeooo:paragraph-rsid="0022c253"/>
    </style:style>
    <style:style style:name="P20" style:family="paragraph" style:parent-style-name="Heading_20_2">
      <style:text-properties officeooo:rsid="0022cae5" officeooo:paragraph-rsid="0022cae5"/>
    </style:style>
    <style:style style:name="P21" style:family="paragraph" style:parent-style-name="Heading_20_2">
      <style:text-properties officeooo:rsid="00261761" officeooo:paragraph-rsid="00261761"/>
    </style:style>
    <style:style style:name="P22" style:family="paragraph" style:parent-style-name="Heading_20_2">
      <style:text-properties officeooo:rsid="0051cc85" officeooo:paragraph-rsid="0051cc85"/>
    </style:style>
    <style:style style:name="P23" style:family="paragraph" style:parent-style-name="Heading_20_2">
      <style:text-properties officeooo:rsid="00521441" officeooo:paragraph-rsid="00521441"/>
    </style:style>
    <style:style style:name="P24" style:family="paragraph" style:parent-style-name="Heading_20_2">
      <style:text-properties officeooo:rsid="00550310" officeooo:paragraph-rsid="00550310"/>
    </style:style>
    <style:style style:name="P25" style:family="paragraph" style:parent-style-name="Heading_20_2">
      <style:text-properties officeooo:rsid="0055fba6" officeooo:paragraph-rsid="0055fba6"/>
    </style:style>
    <style:style style:name="P26" style:family="paragraph" style:parent-style-name="Heading_20_2">
      <style:text-properties officeooo:rsid="0056990f" officeooo:paragraph-rsid="0056990f"/>
    </style:style>
    <style:style style:name="P27" style:family="paragraph" style:parent-style-name="Heading_20_2">
      <style:text-properties officeooo:rsid="00570597" officeooo:paragraph-rsid="00570597"/>
    </style:style>
    <style:style style:name="P28" style:family="paragraph" style:parent-style-name="Heading_20_2">
      <style:text-properties officeooo:paragraph-rsid="006b2554"/>
    </style:style>
    <style:style style:name="P29" style:family="paragraph" style:parent-style-name="Heading_20_2">
      <style:text-properties officeooo:rsid="006dd234" officeooo:paragraph-rsid="006dd234"/>
    </style:style>
    <style:style style:name="P30" style:family="paragraph" style:parent-style-name="Heading_20_2">
      <style:text-properties officeooo:rsid="007ad6f9" officeooo:paragraph-rsid="007ad6f9"/>
    </style:style>
    <style:style style:name="P31" style:family="paragraph" style:parent-style-name="Heading_20_2">
      <style:text-properties officeooo:rsid="008664b9" officeooo:paragraph-rsid="008664b9"/>
    </style:style>
    <style:style style:name="P32" style:family="paragraph" style:parent-style-name="Heading_20_2">
      <style:text-properties officeooo:rsid="008998a4" officeooo:paragraph-rsid="008998a4"/>
    </style:style>
    <style:style style:name="P33" style:family="paragraph" style:parent-style-name="Heading_20_2">
      <style:text-properties officeooo:rsid="008a5eae" officeooo:paragraph-rsid="008a5eae"/>
    </style:style>
    <style:style style:name="P34" style:family="paragraph" style:parent-style-name="Heading_20_2">
      <style:text-properties officeooo:rsid="008c29c7" officeooo:paragraph-rsid="008c29c7"/>
    </style:style>
    <style:style style:name="P35" style:family="paragraph" style:parent-style-name="Heading_20_2">
      <style:text-properties officeooo:rsid="008cb4f9" officeooo:paragraph-rsid="008cb4f9"/>
    </style:style>
    <style:style style:name="P36" style:family="paragraph" style:parent-style-name="Heading_20_2">
      <style:text-properties officeooo:rsid="008ee351" officeooo:paragraph-rsid="008ee351"/>
    </style:style>
    <style:style style:name="P37" style:family="paragraph" style:parent-style-name="Heading_20_2">
      <style:text-properties officeooo:rsid="0092d988" officeooo:paragraph-rsid="0092d988"/>
    </style:style>
    <style:style style:name="P38" style:family="paragraph" style:parent-style-name="Heading_20_2">
      <style:text-properties officeooo:rsid="00d04a7f" officeooo:paragraph-rsid="00d04a7f"/>
    </style:style>
    <style:style style:name="P39" style:family="paragraph" style:parent-style-name="Heading_20_3">
      <style:text-properties style:font-name="Consolas" fo:font-size="14.1000003814697pt" fo:font-weight="bold" officeooo:rsid="01065c6a" officeooo:paragraph-rsid="0106ea2c" style:font-name-asian="Microsoft YaHei" style:font-size-asian="14.1000003814697pt" style:font-weight-asian="bold" style:font-name-complex="Arial" style:font-size-complex="14.1000003814697pt" style:font-weight-complex="bold"/>
    </style:style>
    <style:style style:name="P40" style:family="paragraph" style:parent-style-name="Heading_20_3">
      <style:text-properties style:font-name="Consolas" fo:font-size="14.1000003814697pt" fo:font-weight="bold" officeooo:rsid="0106ea2c" officeooo:paragraph-rsid="0106ea2c" style:font-name-asian="Microsoft YaHei" style:font-size-asian="14.1000003814697pt" style:font-weight-asian="bold" style:font-name-complex="Arial" style:font-size-complex="14.1000003814697pt" style:font-weight-complex="bold"/>
    </style:style>
    <style:style style:name="P41" style:family="paragraph" style:parent-style-name="Heading_20_3">
      <style:text-properties style:font-name="Consolas" fo:font-size="14.1000003814697pt" fo:font-weight="bold" officeooo:rsid="0108319f" officeooo:paragraph-rsid="0108319f" style:font-name-asian="Microsoft YaHei" style:font-size-asian="14.1000003814697pt" style:font-weight-asian="bold" style:font-name-complex="Arial" style:font-size-complex="14.1000003814697pt" style:font-weight-complex="bold"/>
    </style:style>
    <style:style style:name="P42" style:family="paragraph" style:parent-style-name="Heading_20_3">
      <style:text-properties style:font-name="Consolas" fo:font-size="14.1000003814697pt" fo:font-weight="bold" officeooo:rsid="010c4fec" officeooo:paragraph-rsid="010c4fec" style:font-name-asian="Microsoft YaHei" style:font-size-asian="14.1000003814697pt" style:font-weight-asian="bold" style:font-name-complex="Arial" style:font-size-complex="14.1000003814697pt" style:font-weight-complex="bold"/>
    </style:style>
    <style:style style:name="P43" style:family="paragraph" style:parent-style-name="Heading_20_3">
      <style:text-properties style:font-name="Consolas" fo:font-size="14.1000003814697pt" fo:font-weight="bold" officeooo:rsid="010fd81a" officeooo:paragraph-rsid="010fd81a" style:font-name-asian="Microsoft YaHei" style:font-size-asian="14.1000003814697pt" style:font-weight-asian="bold" style:font-name-complex="Arial" style:font-size-complex="14.1000003814697pt" style:font-weight-complex="bold"/>
    </style:style>
    <style:style style:name="P44" style:family="paragraph" style:parent-style-name="Heading_20_3">
      <style:text-properties officeooo:paragraph-rsid="0106ea2c"/>
    </style:style>
    <style:style style:name="P45" style:family="paragraph" style:parent-style-name="Heading_20_3">
      <style:text-properties officeooo:rsid="011486da" officeooo:paragraph-rsid="011486da"/>
    </style:style>
    <style:style style:name="P46" style:family="paragraph" style:parent-style-name="Table_20_Contents">
      <style:text-properties officeooo:rsid="002cd457" officeooo:paragraph-rsid="003987a7"/>
    </style:style>
    <style:style style:name="P47" style:family="paragraph" style:parent-style-name="Table_20_Contents">
      <style:text-properties officeooo:rsid="002cd457" officeooo:paragraph-rsid="003b52d0"/>
    </style:style>
    <style:style style:name="P48" style:family="paragraph" style:parent-style-name="Table_20_Contents">
      <style:text-properties officeooo:rsid="00354133" officeooo:paragraph-rsid="003987a7"/>
    </style:style>
    <style:style style:name="P49" style:family="paragraph" style:parent-style-name="Table_20_Contents">
      <style:text-properties officeooo:rsid="003d9e3a" officeooo:paragraph-rsid="003d9e3a"/>
    </style:style>
    <style:style style:name="P50" style:family="paragraph" style:parent-style-name="Text_20_body" style:list-style-name="L2">
      <style:text-properties officeooo:paragraph-rsid="0014c917"/>
    </style:style>
    <style:style style:name="P51" style:family="paragraph" style:parent-style-name="Text_20_body">
      <style:text-properties officeooo:rsid="0014f5aa" officeooo:paragraph-rsid="0014f5aa"/>
    </style:style>
    <style:style style:name="P52" style:family="paragraph" style:parent-style-name="Text_20_body">
      <style:text-properties officeooo:rsid="00157e88" officeooo:paragraph-rsid="00157e88"/>
    </style:style>
    <style:style style:name="P53" style:family="paragraph" style:parent-style-name="Text_20_body">
      <style:text-properties officeooo:rsid="0015ad8e" officeooo:paragraph-rsid="0015ad8e"/>
    </style:style>
    <style:style style:name="P54" style:family="paragraph" style:parent-style-name="Text_20_body">
      <style:text-properties officeooo:paragraph-rsid="00179969"/>
    </style:style>
    <style:style style:name="P55" style:family="paragraph" style:parent-style-name="Text_20_body" style:list-style-name="L3">
      <style:text-properties officeooo:paragraph-rsid="001ccd26"/>
    </style:style>
    <style:style style:name="P56" style:family="paragraph" style:parent-style-name="Text_20_body">
      <style:text-properties officeooo:rsid="0020d5c6" officeooo:paragraph-rsid="0020d5c6"/>
    </style:style>
    <style:style style:name="P57" style:family="paragraph" style:parent-style-name="Text_20_body" style:list-style-name="L4">
      <style:text-properties officeooo:rsid="0020d5c6" officeooo:paragraph-rsid="0020d5c6"/>
    </style:style>
    <style:style style:name="P58" style:family="paragraph" style:parent-style-name="Text_20_body" style:list-style-name="L4">
      <style:text-properties officeooo:paragraph-rsid="0020d5c6"/>
    </style:style>
    <style:style style:name="P59" style:family="paragraph" style:parent-style-name="Text_20_body" style:list-style-name="L3">
      <style:text-properties officeooo:rsid="00218485" officeooo:paragraph-rsid="00218485"/>
    </style:style>
    <style:style style:name="P60" style:family="paragraph" style:parent-style-name="Text_20_body">
      <style:text-properties officeooo:rsid="0022c253" officeooo:paragraph-rsid="0022c253"/>
    </style:style>
    <style:style style:name="P61" style:family="paragraph" style:parent-style-name="Text_20_body">
      <style:text-properties officeooo:rsid="0022cae5" officeooo:paragraph-rsid="0022cae5"/>
    </style:style>
    <style:style style:name="P62" style:family="paragraph" style:parent-style-name="Text_20_body">
      <style:text-properties officeooo:rsid="0025157f" officeooo:paragraph-rsid="00261761"/>
    </style:style>
    <style:style style:name="P63" style:family="paragraph" style:parent-style-name="Text_20_body">
      <style:text-properties officeooo:rsid="00261761" officeooo:paragraph-rsid="00261761"/>
    </style:style>
    <style:style style:name="P64" style:family="paragraph" style:parent-style-name="Text_20_body">
      <style:text-properties officeooo:paragraph-rsid="00261761"/>
    </style:style>
    <style:style style:name="P65" style:family="paragraph" style:parent-style-name="Text_20_body">
      <style:text-properties officeooo:rsid="002896b3" officeooo:paragraph-rsid="002896b3"/>
    </style:style>
    <style:style style:name="P66" style:family="paragraph" style:parent-style-name="Text_20_body">
      <style:text-properties officeooo:rsid="0028f48e" officeooo:paragraph-rsid="0028f48e"/>
    </style:style>
    <style:style style:name="P67" style:family="paragraph" style:parent-style-name="Text_20_body">
      <style:text-properties officeooo:rsid="003987a7" officeooo:paragraph-rsid="003987a7"/>
    </style:style>
    <style:style style:name="P68" style:family="paragraph" style:parent-style-name="Text_20_body">
      <style:text-properties officeooo:rsid="0041a3ae" officeooo:paragraph-rsid="0041a3ae"/>
    </style:style>
    <style:style style:name="P69" style:family="paragraph" style:parent-style-name="Text_20_body" style:list-style-name="L5">
      <style:text-properties officeooo:paragraph-rsid="0041a3ae"/>
    </style:style>
    <style:style style:name="P70" style:family="paragraph" style:parent-style-name="Text_20_body">
      <style:text-properties officeooo:rsid="0041e1d8" officeooo:paragraph-rsid="0041e1d8"/>
    </style:style>
    <style:style style:name="P71" style:family="paragraph" style:parent-style-name="Text_20_body" style:list-style-name="L6">
      <style:text-properties officeooo:paragraph-rsid="0044d603"/>
    </style:style>
    <style:style style:name="P72" style:family="paragraph" style:parent-style-name="Text_20_body" style:list-style-name="L6">
      <style:text-properties officeooo:rsid="0044d603" officeooo:paragraph-rsid="0044d603"/>
    </style:style>
    <style:style style:name="P73" style:family="paragraph" style:parent-style-name="Text_20_body" style:list-style-name="L7">
      <style:text-properties officeooo:paragraph-rsid="0045c8b5"/>
    </style:style>
    <style:style style:name="P74" style:family="paragraph" style:parent-style-name="Text_20_body" style:list-style-name="L7">
      <style:text-properties officeooo:rsid="00464f88" officeooo:paragraph-rsid="00464f88"/>
    </style:style>
    <style:style style:name="P75" style:family="paragraph" style:parent-style-name="Text_20_body" style:list-style-name="L6">
      <style:text-properties officeooo:rsid="0046bff8" officeooo:paragraph-rsid="0046bff8"/>
    </style:style>
    <style:style style:name="P76" style:family="paragraph" style:parent-style-name="Text_20_body">
      <style:text-properties officeooo:rsid="00478452" officeooo:paragraph-rsid="00478452"/>
    </style:style>
    <style:style style:name="P77" style:family="paragraph" style:parent-style-name="Text_20_body">
      <style:text-properties officeooo:rsid="0049d95b" officeooo:paragraph-rsid="0049d95b"/>
    </style:style>
    <style:style style:name="P78" style:family="paragraph" style:parent-style-name="Text_20_body">
      <style:text-properties officeooo:rsid="004a8b7c" officeooo:paragraph-rsid="004a8b7c"/>
    </style:style>
    <style:style style:name="P79" style:family="paragraph" style:parent-style-name="Text_20_body">
      <style:text-properties officeooo:rsid="004be4f9" officeooo:paragraph-rsid="004be4f9"/>
    </style:style>
    <style:style style:name="P80" style:family="paragraph" style:parent-style-name="Text_20_body" style:list-style-name="L6">
      <style:text-properties officeooo:rsid="004c4843" officeooo:paragraph-rsid="004c4843"/>
    </style:style>
    <style:style style:name="P81" style:family="paragraph" style:parent-style-name="Text_20_body" style:list-style-name="L6">
      <style:text-properties officeooo:rsid="004de919" officeooo:paragraph-rsid="004de919"/>
    </style:style>
    <style:style style:name="P82" style:family="paragraph" style:parent-style-name="Text_20_body" style:list-style-name="L6">
      <style:text-properties officeooo:rsid="004f7f35" officeooo:paragraph-rsid="004f7f35"/>
    </style:style>
    <style:style style:name="P83" style:family="paragraph" style:parent-style-name="Text_20_body">
      <style:text-properties officeooo:rsid="004faa5c" officeooo:paragraph-rsid="004faa5c"/>
    </style:style>
    <style:style style:name="P84" style:family="paragraph" style:parent-style-name="Text_20_body" style:list-style-name="L6">
      <style:text-properties officeooo:rsid="00507bf8" officeooo:paragraph-rsid="00507bf8"/>
    </style:style>
    <style:style style:name="P85" style:family="paragraph" style:parent-style-name="Text_20_body" style:list-style-name="L8">
      <style:text-properties officeooo:rsid="00512437" officeooo:paragraph-rsid="00512437"/>
    </style:style>
    <style:style style:name="P86" style:family="paragraph" style:parent-style-name="Text_20_body" style:list-style-name="L8">
      <style:text-properties officeooo:rsid="0051436a" officeooo:paragraph-rsid="0051436a"/>
    </style:style>
    <style:style style:name="P87" style:family="paragraph" style:parent-style-name="Text_20_body" style:list-style-name="L6">
      <style:text-properties officeooo:rsid="0051436a" officeooo:paragraph-rsid="0051436a"/>
    </style:style>
    <style:style style:name="P88" style:family="paragraph" style:parent-style-name="Text_20_body">
      <style:text-properties officeooo:rsid="0051cc85" officeooo:paragraph-rsid="0051cc85"/>
    </style:style>
    <style:style style:name="P89" style:family="paragraph" style:parent-style-name="Text_20_body">
      <style:text-properties officeooo:rsid="0051cc85" officeooo:paragraph-rsid="00521441"/>
    </style:style>
    <style:style style:name="P90" style:family="paragraph" style:parent-style-name="Text_20_body">
      <style:text-properties officeooo:rsid="00521441" officeooo:paragraph-rsid="00521441"/>
    </style:style>
    <style:style style:name="P91" style:family="paragraph" style:parent-style-name="Text_20_body">
      <style:text-properties officeooo:rsid="0053f60d" officeooo:paragraph-rsid="0053f60d"/>
    </style:style>
    <style:style style:name="P92" style:family="paragraph" style:parent-style-name="Text_20_body">
      <style:text-properties officeooo:rsid="00550310" officeooo:paragraph-rsid="00550310"/>
    </style:style>
    <style:style style:name="P93" style:family="paragraph" style:parent-style-name="Text_20_body">
      <style:text-properties officeooo:rsid="0055fba6" officeooo:paragraph-rsid="0055fba6"/>
    </style:style>
    <style:style style:name="P94" style:family="paragraph" style:parent-style-name="Text_20_body">
      <style:text-properties officeooo:rsid="0056990f" officeooo:paragraph-rsid="0056990f"/>
    </style:style>
    <style:style style:name="P95" style:family="paragraph" style:parent-style-name="Text_20_body">
      <style:text-properties officeooo:rsid="00570597" officeooo:paragraph-rsid="00570597"/>
    </style:style>
    <style:style style:name="P96" style:family="paragraph" style:parent-style-name="Text_20_body">
      <style:text-properties officeooo:rsid="00583ff0" officeooo:paragraph-rsid="00583ff0"/>
    </style:style>
    <style:style style:name="P97" style:family="paragraph" style:parent-style-name="Text_20_body">
      <style:text-properties officeooo:rsid="005aaf99" officeooo:paragraph-rsid="005aaf99"/>
    </style:style>
    <style:style style:name="P98" style:family="paragraph" style:parent-style-name="Text_20_body">
      <style:text-properties officeooo:rsid="005c289e" officeooo:paragraph-rsid="005c289e"/>
    </style:style>
    <style:style style:name="P99" style:family="paragraph" style:parent-style-name="Text_20_body" style:list-style-name="L6">
      <style:text-properties officeooo:rsid="005d8eae" officeooo:paragraph-rsid="005d8eae"/>
    </style:style>
    <style:style style:name="P100" style:family="paragraph" style:parent-style-name="Text_20_body">
      <style:text-properties officeooo:rsid="005f27ec" officeooo:paragraph-rsid="005f27ec"/>
    </style:style>
    <style:style style:name="P101" style:family="paragraph" style:parent-style-name="Text_20_body" style:list-style-name="L6">
      <style:text-properties officeooo:rsid="0062857b" officeooo:paragraph-rsid="0062857b"/>
    </style:style>
    <style:style style:name="P102" style:family="paragraph" style:parent-style-name="Text_20_body">
      <style:text-properties officeooo:rsid="006ad8fe" officeooo:paragraph-rsid="006ad8fe"/>
    </style:style>
    <style:style style:name="P103" style:family="paragraph" style:parent-style-name="Text_20_body" style:list-style-name="L9">
      <style:text-properties officeooo:paragraph-rsid="006bfdd2"/>
    </style:style>
    <style:style style:name="P104" style:family="paragraph" style:parent-style-name="Text_20_body" style:list-style-name="L9">
      <style:text-properties officeooo:rsid="006bfdd2" officeooo:paragraph-rsid="006bfdd2"/>
    </style:style>
    <style:style style:name="P105" style:family="paragraph" style:parent-style-name="Text_20_body" style:list-style-name="L10">
      <style:text-properties officeooo:rsid="006dd234" officeooo:paragraph-rsid="006e65f7"/>
    </style:style>
    <style:style style:name="P106" style:family="paragraph" style:parent-style-name="Text_20_body" style:list-style-name="L10">
      <style:text-properties officeooo:rsid="006e65f7" officeooo:paragraph-rsid="006e65f7"/>
    </style:style>
    <style:style style:name="P107" style:family="paragraph" style:parent-style-name="Text_20_body" style:list-style-name="L10">
      <style:text-properties officeooo:rsid="0070a42b" officeooo:paragraph-rsid="0070a42b"/>
    </style:style>
    <style:style style:name="P108" style:family="paragraph" style:parent-style-name="Text_20_body" style:list-style-name="L10">
      <style:text-properties officeooo:rsid="0070ab44" officeooo:paragraph-rsid="0070ab44"/>
    </style:style>
    <style:style style:name="P109" style:family="paragraph" style:parent-style-name="Text_20_body" style:list-style-name="L10">
      <style:text-properties officeooo:rsid="00711f70" officeooo:paragraph-rsid="00711f70"/>
    </style:style>
    <style:style style:name="P110" style:family="paragraph" style:parent-style-name="Text_20_body" style:list-style-name="L10">
      <style:text-properties officeooo:rsid="007222b0" officeooo:paragraph-rsid="007222b0"/>
    </style:style>
    <style:style style:name="P111" style:family="paragraph" style:parent-style-name="Text_20_body" style:list-style-name="L10">
      <style:text-properties officeooo:rsid="00752c0d" officeooo:paragraph-rsid="00755c3d"/>
    </style:style>
    <style:style style:name="P112" style:family="paragraph" style:parent-style-name="Text_20_body" style:list-style-name="L10">
      <style:text-properties officeooo:rsid="00755c3d" officeooo:paragraph-rsid="00755c3d"/>
    </style:style>
    <style:style style:name="P113" style:family="paragraph" style:parent-style-name="Text_20_body" style:list-style-name="L10">
      <style:text-properties officeooo:rsid="00774269" officeooo:paragraph-rsid="00774269"/>
    </style:style>
    <style:style style:name="P114" style:family="paragraph" style:parent-style-name="Text_20_body" style:list-style-name="L11">
      <style:text-properties officeooo:rsid="007ad6f9" officeooo:paragraph-rsid="007ad6f9"/>
    </style:style>
    <style:style style:name="P115" style:family="paragraph" style:parent-style-name="Text_20_body" style:list-style-name="L11">
      <style:text-properties officeooo:rsid="007ad6f9" officeooo:paragraph-rsid="007d91ae"/>
    </style:style>
    <style:style style:name="P116" style:family="paragraph" style:parent-style-name="Text_20_body" style:list-style-name="L11">
      <style:text-properties officeooo:rsid="007ecd68" officeooo:paragraph-rsid="007ecd68"/>
    </style:style>
    <style:style style:name="P117" style:family="paragraph" style:parent-style-name="Text_20_body" style:list-style-name="L11">
      <style:text-properties officeooo:rsid="00808a9d" officeooo:paragraph-rsid="00808a9d"/>
    </style:style>
    <style:style style:name="P118" style:family="paragraph" style:parent-style-name="Text_20_body" style:list-style-name="L11">
      <style:text-properties officeooo:rsid="0081ad51" officeooo:paragraph-rsid="0081ad51"/>
    </style:style>
    <style:style style:name="P119" style:family="paragraph" style:parent-style-name="Text_20_body" style:list-style-name="L11">
      <style:text-properties officeooo:rsid="00822376" officeooo:paragraph-rsid="00822376"/>
    </style:style>
    <style:style style:name="P120" style:family="paragraph" style:parent-style-name="Text_20_body" style:list-style-name="L11">
      <style:text-properties officeooo:rsid="00837418" officeooo:paragraph-rsid="00837418"/>
    </style:style>
    <style:style style:name="P121" style:family="paragraph" style:parent-style-name="Text_20_body" style:list-style-name="L11">
      <style:text-properties officeooo:rsid="00851556" officeooo:paragraph-rsid="00851556"/>
    </style:style>
    <style:style style:name="P122" style:family="paragraph" style:parent-style-name="Text_20_body" style:list-style-name="L11">
      <style:text-properties officeooo:rsid="0085e55b" officeooo:paragraph-rsid="0085e55b"/>
    </style:style>
    <style:style style:name="P123" style:family="paragraph" style:parent-style-name="Text_20_body" style:list-style-name="L11">
      <style:text-properties officeooo:rsid="008637c0" officeooo:paragraph-rsid="008637c0"/>
    </style:style>
    <style:style style:name="P124" style:family="paragraph" style:parent-style-name="Text_20_body">
      <style:text-properties officeooo:rsid="008664b9" officeooo:paragraph-rsid="008664b9"/>
    </style:style>
    <style:style style:name="P125" style:family="paragraph" style:parent-style-name="Text_20_body">
      <style:text-properties officeooo:rsid="008998a4" officeooo:paragraph-rsid="008998a4"/>
    </style:style>
    <style:style style:name="P126" style:family="paragraph" style:parent-style-name="Text_20_body">
      <style:text-properties officeooo:rsid="008a51ea" officeooo:paragraph-rsid="008a51ea"/>
    </style:style>
    <style:style style:name="P127" style:family="paragraph" style:parent-style-name="Text_20_body">
      <style:text-properties officeooo:rsid="008a5eae" officeooo:paragraph-rsid="008a5eae"/>
    </style:style>
    <style:style style:name="P128" style:family="paragraph" style:parent-style-name="Text_20_body">
      <style:text-properties officeooo:rsid="008c29c7" officeooo:paragraph-rsid="008c29c7"/>
    </style:style>
    <style:style style:name="P129" style:family="paragraph" style:parent-style-name="Text_20_body">
      <style:text-properties officeooo:rsid="008cb4f9" officeooo:paragraph-rsid="008cb4f9"/>
    </style:style>
    <style:style style:name="P130" style:family="paragraph" style:parent-style-name="Text_20_body">
      <style:text-properties officeooo:rsid="008ddf8d" officeooo:paragraph-rsid="008ddf8d"/>
    </style:style>
    <style:style style:name="P131" style:family="paragraph" style:parent-style-name="Text_20_body">
      <style:text-properties officeooo:rsid="008ee351" officeooo:paragraph-rsid="008ee351"/>
    </style:style>
    <style:style style:name="P132" style:family="paragraph" style:parent-style-name="Text_20_body">
      <style:text-properties officeooo:rsid="008f12fa" officeooo:paragraph-rsid="008f12fa"/>
    </style:style>
    <style:style style:name="P133" style:family="paragraph" style:parent-style-name="Text_20_body">
      <style:text-properties officeooo:rsid="008f233e" officeooo:paragraph-rsid="008f4169"/>
    </style:style>
    <style:style style:name="P134" style:family="paragraph" style:parent-style-name="Text_20_body">
      <style:text-properties officeooo:rsid="009014f9" officeooo:paragraph-rsid="009014f9"/>
    </style:style>
    <style:style style:name="P135" style:family="paragraph" style:parent-style-name="Text_20_body">
      <style:text-properties officeooo:rsid="0091d804" officeooo:paragraph-rsid="0091d804"/>
    </style:style>
    <style:style style:name="P136" style:family="paragraph" style:parent-style-name="Text_20_body">
      <style:text-properties officeooo:rsid="0092d988" officeooo:paragraph-rsid="0092d988"/>
    </style:style>
    <style:style style:name="P137" style:family="paragraph" style:parent-style-name="Text_20_body">
      <style:text-properties officeooo:rsid="00935d61" officeooo:paragraph-rsid="00935d61"/>
    </style:style>
    <style:style style:name="P138" style:family="paragraph" style:parent-style-name="Text_20_body">
      <style:text-properties officeooo:rsid="00935d61" officeooo:paragraph-rsid="00952267"/>
    </style:style>
    <style:style style:name="P139" style:family="paragraph" style:parent-style-name="Text_20_body">
      <style:text-properties officeooo:rsid="00959d70" officeooo:paragraph-rsid="00959d70"/>
    </style:style>
    <style:style style:name="P140" style:family="paragraph" style:parent-style-name="Text_20_body">
      <style:text-properties officeooo:rsid="00978125" officeooo:paragraph-rsid="00978125"/>
    </style:style>
    <style:style style:name="P141" style:family="paragraph" style:parent-style-name="Text_20_body" style:list-style-name="L6">
      <style:text-properties officeooo:rsid="009ce66f" officeooo:paragraph-rsid="009ce66f"/>
    </style:style>
    <style:style style:name="P142" style:family="paragraph" style:parent-style-name="Text_20_body" style:list-style-name="L6">
      <style:text-properties officeooo:rsid="009e5d5f" officeooo:paragraph-rsid="009e5d5f"/>
    </style:style>
    <style:style style:name="P143" style:family="paragraph" style:parent-style-name="Text_20_body" style:list-style-name="L12">
      <style:text-properties officeooo:paragraph-rsid="00a0443c"/>
    </style:style>
    <style:style style:name="P144" style:family="paragraph" style:parent-style-name="Text_20_body" style:list-style-name="L13">
      <style:text-properties officeooo:paragraph-rsid="008998a4"/>
    </style:style>
    <style:style style:name="P145" style:family="paragraph" style:parent-style-name="Text_20_body" style:list-style-name="L10">
      <style:text-properties officeooo:rsid="00a4785f" officeooo:paragraph-rsid="00a4785f"/>
    </style:style>
    <style:style style:name="P146" style:family="paragraph" style:parent-style-name="Text_20_body" style:list-style-name="L14">
      <style:text-properties officeooo:rsid="00a9565e" officeooo:paragraph-rsid="00a9565e"/>
    </style:style>
    <style:style style:name="P147" style:family="paragraph" style:parent-style-name="Text_20_body" style:list-style-name="L14">
      <style:text-properties officeooo:rsid="00ab5289" officeooo:paragraph-rsid="00ab5289"/>
    </style:style>
    <style:style style:name="P148" style:family="paragraph" style:parent-style-name="Text_20_body" style:list-style-name="L6">
      <style:text-properties officeooo:rsid="00ae5559" officeooo:paragraph-rsid="00ae5559"/>
    </style:style>
    <style:style style:name="P149" style:family="paragraph" style:parent-style-name="Text_20_body">
      <style:text-properties officeooo:rsid="00af7903" officeooo:paragraph-rsid="00af7903"/>
    </style:style>
    <style:style style:name="P150" style:family="paragraph" style:parent-style-name="Text_20_body" style:list-style-name="L6">
      <style:text-properties officeooo:rsid="00b15afe" officeooo:paragraph-rsid="00b15afe"/>
    </style:style>
    <style:style style:name="P151" style:family="paragraph" style:parent-style-name="Text_20_body" style:list-style-name="L6">
      <style:text-properties officeooo:rsid="00b195bb" officeooo:paragraph-rsid="00b195bb"/>
    </style:style>
    <style:style style:name="P152" style:family="paragraph" style:parent-style-name="Text_20_body" style:list-style-name="L6">
      <style:text-properties officeooo:rsid="00b1c175" officeooo:paragraph-rsid="00b1c175"/>
    </style:style>
    <style:style style:name="P153" style:family="paragraph" style:parent-style-name="Text_20_body" style:list-style-name="L6">
      <style:text-properties officeooo:rsid="00b2e950" officeooo:paragraph-rsid="00b2e950"/>
    </style:style>
    <style:style style:name="P154" style:family="paragraph" style:parent-style-name="Text_20_body" style:list-style-name="L6">
      <style:text-properties officeooo:rsid="00b3c6b3" officeooo:paragraph-rsid="00b3c6b3"/>
    </style:style>
    <style:style style:name="P155" style:family="paragraph" style:parent-style-name="Text_20_body">
      <style:text-properties officeooo:rsid="00b5c276" officeooo:paragraph-rsid="00eb8aa4"/>
    </style:style>
    <style:style style:name="P156" style:family="paragraph" style:parent-style-name="Text_20_body" style:list-style-name="L6">
      <style:text-properties officeooo:rsid="00b8e18f" officeooo:paragraph-rsid="00b8e18f"/>
    </style:style>
    <style:style style:name="P157" style:family="paragraph" style:parent-style-name="Text_20_body">
      <style:text-properties officeooo:rsid="00b952f5" officeooo:paragraph-rsid="00eb8aa4"/>
    </style:style>
    <style:style style:name="P158" style:family="paragraph" style:parent-style-name="Text_20_body">
      <style:text-properties officeooo:rsid="00badace" officeooo:paragraph-rsid="00eb8aa4"/>
    </style:style>
    <style:style style:name="P159" style:family="paragraph" style:parent-style-name="Text_20_body" style:list-style-name="L4">
      <style:text-properties officeooo:rsid="00bc85f8" officeooo:paragraph-rsid="00bc85f8"/>
    </style:style>
    <style:style style:name="P160" style:family="paragraph" style:parent-style-name="Text_20_body" style:list-style-name="L4">
      <style:text-properties officeooo:rsid="00be82e6" officeooo:paragraph-rsid="00be82e6"/>
    </style:style>
    <style:style style:name="P161" style:family="paragraph" style:parent-style-name="Text_20_body">
      <style:text-properties officeooo:rsid="00bf51c2" officeooo:paragraph-rsid="00eb8aa4"/>
    </style:style>
    <style:style style:name="P162" style:family="paragraph" style:parent-style-name="Text_20_body">
      <style:text-properties officeooo:rsid="00c1471f" officeooo:paragraph-rsid="00eb8aa4"/>
    </style:style>
    <style:style style:name="P163" style:family="paragraph" style:parent-style-name="Text_20_body" style:list-style-name="L6">
      <style:text-properties officeooo:rsid="00c33d01" officeooo:paragraph-rsid="00c33d01"/>
    </style:style>
    <style:style style:name="P164" style:family="paragraph" style:parent-style-name="Text_20_body" style:list-style-name="L6">
      <style:text-properties officeooo:rsid="00c419c1" officeooo:paragraph-rsid="00c419c1"/>
    </style:style>
    <style:style style:name="P165" style:family="paragraph" style:parent-style-name="Text_20_body" style:list-style-name="L6">
      <style:text-properties officeooo:rsid="00c52774" officeooo:paragraph-rsid="00c6a883"/>
    </style:style>
    <style:style style:name="P166" style:family="paragraph" style:parent-style-name="Text_20_body" style:list-style-name="L6">
      <style:text-properties officeooo:rsid="00c9b35f" officeooo:paragraph-rsid="00c9b35f"/>
    </style:style>
    <style:style style:name="P167" style:family="paragraph" style:parent-style-name="Text_20_body" style:list-style-name="L6">
      <style:text-properties officeooo:rsid="00cb5e4d" officeooo:paragraph-rsid="00cb5e4d"/>
    </style:style>
    <style:style style:name="P168" style:family="paragraph" style:parent-style-name="Text_20_body">
      <style:text-properties officeooo:rsid="00cbddb6" officeooo:paragraph-rsid="00eb8aa4"/>
    </style:style>
    <style:style style:name="P169" style:family="paragraph" style:parent-style-name="Text_20_body">
      <style:text-properties officeooo:rsid="00d04a7f" officeooo:paragraph-rsid="00d04a7f"/>
    </style:style>
    <style:style style:name="P170" style:family="paragraph" style:parent-style-name="Text_20_body">
      <style:text-properties officeooo:rsid="00d1da6d" officeooo:paragraph-rsid="00d1da6d"/>
    </style:style>
    <style:style style:name="P171" style:family="paragraph" style:parent-style-name="Text_20_body">
      <style:text-properties officeooo:rsid="00d2246d" officeooo:paragraph-rsid="00eb8aa4"/>
    </style:style>
    <style:style style:name="P172" style:family="paragraph" style:parent-style-name="Text_20_body">
      <style:text-properties officeooo:rsid="00d41cb1" officeooo:paragraph-rsid="00d41cb1"/>
    </style:style>
    <style:style style:name="P173" style:family="paragraph" style:parent-style-name="Text_20_body">
      <style:text-properties officeooo:rsid="00d6196b" officeooo:paragraph-rsid="00d6196b"/>
    </style:style>
    <style:style style:name="P174" style:family="paragraph" style:parent-style-name="Text_20_body">
      <style:text-properties officeooo:rsid="00d6d882" officeooo:paragraph-rsid="00d6d882"/>
    </style:style>
    <style:style style:name="P175" style:family="paragraph" style:parent-style-name="Text_20_body">
      <style:text-properties officeooo:rsid="00d709e2" officeooo:paragraph-rsid="00d709e2"/>
    </style:style>
    <style:style style:name="P176" style:family="paragraph" style:parent-style-name="Text_20_body">
      <style:text-properties officeooo:rsid="00d866a6" officeooo:paragraph-rsid="00d866a6"/>
    </style:style>
    <style:style style:name="P177" style:family="paragraph" style:parent-style-name="Text_20_body" style:list-style-name="L9">
      <style:text-properties officeooo:rsid="00de0974" officeooo:paragraph-rsid="00dff771"/>
    </style:style>
    <style:style style:name="P178" style:family="paragraph" style:parent-style-name="Text_20_body" style:list-style-name="L9">
      <style:text-properties officeooo:rsid="00e017ee" officeooo:paragraph-rsid="00e017ee"/>
    </style:style>
    <style:style style:name="P179" style:family="paragraph" style:parent-style-name="Text_20_body" style:list-style-name="L9">
      <style:text-properties officeooo:rsid="00e1e4d4" officeooo:paragraph-rsid="00e1e4d4"/>
    </style:style>
    <style:style style:name="P180" style:family="paragraph" style:parent-style-name="Text_20_body" style:list-style-name="L9">
      <style:text-properties officeooo:rsid="00e22607" officeooo:paragraph-rsid="00e22607"/>
    </style:style>
    <style:style style:name="P181" style:family="paragraph" style:parent-style-name="Text_20_body" style:list-style-name="L9">
      <style:text-properties officeooo:rsid="00e51218" officeooo:paragraph-rsid="00e51218"/>
    </style:style>
    <style:style style:name="P182" style:family="paragraph" style:parent-style-name="Text_20_body" style:list-style-name="L15">
      <style:text-properties officeooo:rsid="00e60a94" officeooo:paragraph-rsid="00eb8aa4"/>
    </style:style>
    <style:style style:name="P183" style:family="paragraph" style:parent-style-name="Text_20_body" style:list-style-name="L15">
      <style:text-properties officeooo:rsid="00e7ca38" officeooo:paragraph-rsid="00eb8aa4"/>
    </style:style>
    <style:style style:name="P184" style:family="paragraph" style:parent-style-name="Text_20_body" style:list-style-name="L14">
      <style:text-properties officeooo:rsid="00e99b83" officeooo:paragraph-rsid="00e99b83"/>
    </style:style>
    <style:style style:name="P185" style:family="paragraph" style:parent-style-name="Text_20_body" style:list-style-name="L16">
      <style:text-properties officeooo:rsid="00eb8aa4" officeooo:paragraph-rsid="00eb8aa4"/>
    </style:style>
    <style:style style:name="P186" style:family="paragraph" style:parent-style-name="Text_20_body" style:list-style-name="L16">
      <style:text-properties officeooo:rsid="00eb8aa4" officeooo:paragraph-rsid="00ef2103"/>
    </style:style>
    <style:style style:name="P187" style:family="paragraph" style:parent-style-name="Text_20_body" style:list-style-name="L16">
      <style:text-properties officeooo:rsid="00edb573" officeooo:paragraph-rsid="00edb573"/>
    </style:style>
    <style:style style:name="P188" style:family="paragraph" style:parent-style-name="Text_20_body" style:list-style-name="L16">
      <style:text-properties officeooo:rsid="00ee1a76" officeooo:paragraph-rsid="00ee1a76"/>
    </style:style>
    <style:style style:name="P189" style:family="paragraph" style:parent-style-name="Text_20_body" style:list-style-name="L16">
      <style:text-properties officeooo:rsid="00efe94c" officeooo:paragraph-rsid="00efe94c"/>
    </style:style>
    <style:style style:name="P190" style:family="paragraph" style:parent-style-name="Text_20_body" style:list-style-name="L16">
      <style:text-properties officeooo:rsid="00f1d695" officeooo:paragraph-rsid="00f1d695"/>
    </style:style>
    <style:style style:name="P191" style:family="paragraph" style:parent-style-name="Text_20_body" style:list-style-name="L16">
      <style:text-properties officeooo:rsid="00f31684" officeooo:paragraph-rsid="00f31684"/>
    </style:style>
    <style:style style:name="P192" style:family="paragraph" style:parent-style-name="Text_20_body" style:list-style-name="L16">
      <style:text-properties officeooo:rsid="00f339d8" officeooo:paragraph-rsid="00f339d8"/>
    </style:style>
    <style:style style:name="P193" style:family="paragraph" style:parent-style-name="Text_20_body" style:list-style-name="L16">
      <style:text-properties officeooo:rsid="00f43eb3" officeooo:paragraph-rsid="00f43eb3"/>
    </style:style>
    <style:style style:name="P194" style:family="paragraph" style:parent-style-name="Text_20_body" style:list-style-name="L16">
      <style:text-properties officeooo:rsid="00f55560" officeooo:paragraph-rsid="00f55560"/>
    </style:style>
    <style:style style:name="P195" style:family="paragraph" style:parent-style-name="Text_20_body" style:list-style-name="L16">
      <style:text-properties officeooo:rsid="00f6ba8c" officeooo:paragraph-rsid="00fa75ee"/>
    </style:style>
    <style:style style:name="P196" style:family="paragraph" style:parent-style-name="Text_20_body">
      <style:text-properties officeooo:rsid="00fd6511" officeooo:paragraph-rsid="00fd6511"/>
    </style:style>
    <style:style style:name="P197" style:family="paragraph" style:parent-style-name="Text_20_body">
      <style:text-properties officeooo:rsid="00fe3a71" officeooo:paragraph-rsid="00fe3a71"/>
    </style:style>
    <style:style style:name="P198" style:family="paragraph" style:parent-style-name="Text_20_body">
      <style:text-properties officeooo:rsid="00fec39c" officeooo:paragraph-rsid="00fec39c"/>
    </style:style>
    <style:style style:name="P199" style:family="paragraph" style:parent-style-name="Text_20_body" style:list-style-name="L16">
      <style:text-properties officeooo:rsid="01008cd1" officeooo:paragraph-rsid="01008cd1"/>
    </style:style>
    <style:style style:name="P200" style:family="paragraph" style:parent-style-name="Text_20_body">
      <style:text-properties officeooo:rsid="01008cd1" officeooo:paragraph-rsid="01008cd1"/>
    </style:style>
    <style:style style:name="P201" style:family="paragraph" style:parent-style-name="Text_20_body">
      <style:text-properties officeooo:rsid="010143d4" officeooo:paragraph-rsid="010143d4"/>
    </style:style>
    <style:style style:name="P202" style:family="paragraph" style:parent-style-name="Text_20_body" style:list-style-name="L17">
      <style:text-properties officeooo:paragraph-rsid="01030d1c"/>
    </style:style>
    <style:style style:name="P203" style:family="paragraph" style:parent-style-name="Text_20_body">
      <style:text-properties officeooo:rsid="01053829" officeooo:paragraph-rsid="01053829"/>
    </style:style>
    <style:style style:name="P204" style:family="paragraph" style:parent-style-name="Text_20_body">
      <style:text-properties officeooo:paragraph-rsid="01065c6a"/>
    </style:style>
    <style:style style:name="P205" style:family="paragraph" style:parent-style-name="Text_20_body">
      <style:text-properties officeooo:rsid="010ab38b" officeooo:paragraph-rsid="010ab38b"/>
    </style:style>
    <style:style style:name="P206" style:family="paragraph" style:parent-style-name="Text_20_body">
      <style:text-properties fo:font-weight="normal" style:font-weight-asian="normal" style:font-weight-complex="normal"/>
    </style:style>
    <style:style style:name="P207" style:family="paragraph" style:parent-style-name="Text_20_body">
      <style:text-properties fo:font-weight="normal" officeooo:rsid="010fd81a" officeooo:paragraph-rsid="010fd81a" style:font-weight-asian="normal" style:font-weight-complex="normal"/>
    </style:style>
    <style:style style:name="P208" style:family="paragraph" style:parent-style-name="Text_20_body">
      <style:text-properties fo:font-weight="normal" officeooo:rsid="0111688f" officeooo:paragraph-rsid="0111688f" style:font-weight-asian="normal" style:font-weight-complex="normal"/>
    </style:style>
    <style:style style:name="P209" style:family="paragraph" style:parent-style-name="Text_20_body">
      <style:text-properties fo:font-weight="normal" officeooo:rsid="011606b7" officeooo:paragraph-rsid="011606b7" style:font-weight-asian="normal" style:font-weight-complex="normal"/>
    </style:style>
    <style:style style:name="P210" style:family="paragraph" style:parent-style-name="Text_20_body">
      <style:text-properties fo:font-weight="normal" officeooo:rsid="011606b7" officeooo:paragraph-rsid="01165e24" style:font-weight-asian="normal" style:font-weight-complex="normal"/>
    </style:style>
    <style:style style:name="P211" style:family="paragraph" style:parent-style-name="Text_20_body" style:list-style-name="L12">
      <style:text-properties officeooo:rsid="010e69e3" officeooo:paragraph-rsid="010e69e3"/>
    </style:style>
    <style:style style:name="P212" style:family="paragraph" style:parent-style-name="Text_20_body">
      <style:text-properties officeooo:rsid="0112e09f" officeooo:paragraph-rsid="0112e09f"/>
    </style:style>
    <style:style style:name="P213" style:family="paragraph" style:parent-style-name="Text_20_body">
      <style:text-properties officeooo:rsid="011486da" officeooo:paragraph-rsid="011486da"/>
    </style:style>
    <style:style style:name="P214" style:family="paragraph" style:parent-style-name="Text_20_body">
      <style:text-properties officeooo:rsid="01152952" officeooo:paragraph-rsid="01152952"/>
    </style:style>
    <style:style style:name="T1" style:family="text">
      <style:text-properties officeooo:rsid="0014c917"/>
    </style:style>
    <style:style style:name="T2" style:family="text">
      <style:text-properties officeooo:rsid="0014f5aa"/>
    </style:style>
    <style:style style:name="T3" style:family="text">
      <style:text-properties officeooo:rsid="001ccd26"/>
    </style:style>
    <style:style style:name="T4" style:family="text">
      <style:text-properties officeooo:rsid="0020d5c6"/>
    </style:style>
    <style:style style:name="T5" style:family="text">
      <style:text-properties officeooo:rsid="0023357c"/>
    </style:style>
    <style:style style:name="T6" style:family="text">
      <style:text-properties officeooo:rsid="0025157f"/>
    </style:style>
    <style:style style:name="T7" style:family="text">
      <style:text-properties officeooo:rsid="00261761"/>
    </style:style>
    <style:style style:name="T8" style:family="text">
      <style:text-properties officeooo:rsid="00272ccf"/>
    </style:style>
    <style:style style:name="T9" style:family="text">
      <style:text-properties officeooo:rsid="002761a4"/>
    </style:style>
    <style:style style:name="T10" style:family="text">
      <style:text-properties officeooo:rsid="0027b945"/>
    </style:style>
    <style:style style:name="T11" style:family="text">
      <style:text-properties officeooo:rsid="002896b3"/>
    </style:style>
    <style:style style:name="T12" style:family="text">
      <style:text-properties officeooo:rsid="0028f48e"/>
    </style:style>
    <style:style style:name="T13" style:family="text">
      <style:text-properties officeooo:rsid="0028fa7a"/>
    </style:style>
    <style:style style:name="T14" style:family="text">
      <style:text-properties officeooo:rsid="002aa1a8"/>
    </style:style>
    <style:style style:name="T15" style:family="text">
      <style:text-properties officeooo:rsid="002cd457"/>
    </style:style>
    <style:style style:name="T16" style:family="text">
      <style:text-properties officeooo:rsid="002eb786"/>
    </style:style>
    <style:style style:name="T17" style:family="text">
      <style:text-properties officeooo:rsid="00308239"/>
    </style:style>
    <style:style style:name="T18" style:family="text">
      <style:text-properties officeooo:rsid="0032484c"/>
    </style:style>
    <style:style style:name="T19" style:family="text">
      <style:text-properties officeooo:rsid="00337957"/>
    </style:style>
    <style:style style:name="T20" style:family="text">
      <style:text-properties officeooo:rsid="0036416c"/>
    </style:style>
    <style:style style:name="T21" style:family="text">
      <style:text-properties officeooo:rsid="0037f989"/>
    </style:style>
    <style:style style:name="T22" style:family="text">
      <style:text-properties officeooo:rsid="00386ee0"/>
    </style:style>
    <style:style style:name="T23" style:family="text">
      <style:text-properties officeooo:rsid="003c77ca"/>
    </style:style>
    <style:style style:name="T24" style:family="text">
      <style:text-properties officeooo:rsid="003d9e3a"/>
    </style:style>
    <style:style style:name="T25" style:family="text">
      <style:text-properties officeooo:rsid="003e14c4"/>
    </style:style>
    <style:style style:name="T26" style:family="text">
      <style:text-properties officeooo:rsid="003fd5cc"/>
    </style:style>
    <style:style style:name="T27" style:family="text">
      <style:text-properties officeooo:rsid="00400ccc"/>
    </style:style>
    <style:style style:name="T28" style:family="text">
      <style:text-properties officeooo:rsid="0041a3ae"/>
    </style:style>
    <style:style style:name="T29" style:family="text">
      <style:text-properties officeooo:rsid="00447044"/>
    </style:style>
    <style:style style:name="T30" style:family="text">
      <style:text-properties officeooo:rsid="0044d603"/>
    </style:style>
    <style:style style:name="T31" style:family="text">
      <style:text-properties officeooo:rsid="0045c8b5"/>
    </style:style>
    <style:style style:name="T32" style:family="text">
      <style:text-properties officeooo:rsid="00472ded"/>
    </style:style>
    <style:style style:name="T33" style:family="text">
      <style:text-properties officeooo:rsid="0048cd26"/>
    </style:style>
    <style:style style:name="T34" style:family="text">
      <style:text-properties officeooo:rsid="004be4f9"/>
    </style:style>
    <style:style style:name="T35" style:family="text">
      <style:text-properties officeooo:rsid="004faa5c"/>
    </style:style>
    <style:style style:name="T36" style:family="text">
      <style:text-properties officeooo:rsid="004ffac1"/>
    </style:style>
    <style:style style:name="T37" style:family="text">
      <style:text-properties officeooo:rsid="005a1068"/>
    </style:style>
    <style:style style:name="T38" style:family="text">
      <style:text-properties officeooo:rsid="00609e6b"/>
    </style:style>
    <style:style style:name="T39" style:family="text">
      <style:text-properties officeooo:rsid="0063304e"/>
    </style:style>
    <style:style style:name="T40" style:family="text">
      <style:text-properties officeooo:rsid="0064e425"/>
    </style:style>
    <style:style style:name="T41" style:family="text">
      <style:text-properties officeooo:rsid="006553cb"/>
    </style:style>
    <style:style style:name="T42" style:family="text">
      <style:text-properties officeooo:rsid="00673b1c"/>
    </style:style>
    <style:style style:name="T43" style:family="text">
      <style:text-properties officeooo:rsid="006805f3"/>
    </style:style>
    <style:style style:name="T44" style:family="text">
      <style:text-properties officeooo:rsid="00685172"/>
    </style:style>
    <style:style style:name="T45" style:family="text">
      <style:text-properties officeooo:rsid="0068f401"/>
    </style:style>
    <style:style style:name="T46" style:family="text">
      <style:text-properties officeooo:rsid="00694362"/>
    </style:style>
    <style:style style:name="T47" style:family="text">
      <style:text-properties officeooo:rsid="0069863f"/>
    </style:style>
    <style:style style:name="T48" style:family="text">
      <style:text-properties officeooo:rsid="006ad8fe"/>
    </style:style>
    <style:style style:name="T49" style:family="text">
      <style:text-properties officeooo:rsid="006b2554"/>
    </style:style>
    <style:style style:name="T50" style:family="text">
      <style:text-properties officeooo:rsid="006ca595"/>
    </style:style>
    <style:style style:name="T51" style:family="text">
      <style:text-properties officeooo:rsid="006e65f7"/>
    </style:style>
    <style:style style:name="T52" style:family="text">
      <style:text-properties officeooo:rsid="006fef45"/>
    </style:style>
    <style:style style:name="T53" style:family="text">
      <style:text-properties officeooo:rsid="0073ef73"/>
    </style:style>
    <style:style style:name="T54" style:family="text">
      <style:text-properties officeooo:rsid="00774269"/>
    </style:style>
    <style:style style:name="T55" style:family="text">
      <style:text-properties officeooo:rsid="00780cdc"/>
    </style:style>
    <style:style style:name="T56" style:family="text">
      <style:text-properties officeooo:rsid="0079ae96"/>
    </style:style>
    <style:style style:name="T57" style:family="text">
      <style:text-properties officeooo:rsid="007c3787"/>
    </style:style>
    <style:style style:name="T58" style:family="text">
      <style:text-properties officeooo:rsid="007d91ae"/>
    </style:style>
    <style:style style:name="T59" style:family="text">
      <style:text-properties officeooo:rsid="0080ef3f"/>
    </style:style>
    <style:style style:name="T60" style:family="text">
      <style:text-properties officeooo:rsid="008206b5"/>
    </style:style>
    <style:style style:name="T61" style:family="text">
      <style:text-properties officeooo:rsid="00830885"/>
    </style:style>
    <style:style style:name="T62" style:family="text">
      <style:text-properties officeooo:rsid="0083da5b"/>
    </style:style>
    <style:style style:name="T63" style:family="text">
      <style:text-properties officeooo:rsid="00886133"/>
    </style:style>
    <style:style style:name="T64" style:family="text">
      <style:text-properties officeooo:rsid="008998a4"/>
    </style:style>
    <style:style style:name="T65" style:family="text">
      <style:text-properties officeooo:rsid="008a51ea"/>
    </style:style>
    <style:style style:name="T66" style:family="text">
      <style:text-properties officeooo:rsid="008ddf8d"/>
    </style:style>
    <style:style style:name="T67" style:family="text">
      <style:text-properties officeooo:rsid="008f4169"/>
    </style:style>
    <style:style style:name="T68" style:family="text">
      <style:text-properties officeooo:rsid="00952267"/>
    </style:style>
    <style:style style:name="T69" style:family="text">
      <style:text-properties officeooo:rsid="00959d70"/>
    </style:style>
    <style:style style:name="T70" style:family="text">
      <style:text-properties officeooo:rsid="0096aada"/>
    </style:style>
    <style:style style:name="T71" style:family="text">
      <style:text-properties officeooo:rsid="00994950"/>
    </style:style>
    <style:style style:name="T72" style:family="text">
      <style:text-properties officeooo:rsid="009a1db0"/>
    </style:style>
    <style:style style:name="T73" style:family="text">
      <style:text-properties officeooo:rsid="009bc99c"/>
    </style:style>
    <style:style style:name="T74" style:family="text">
      <style:text-properties officeooo:rsid="009ce66f"/>
    </style:style>
    <style:style style:name="T75" style:family="text">
      <style:text-properties officeooo:rsid="00a0443c"/>
    </style:style>
    <style:style style:name="T76" style:family="text">
      <style:text-properties officeooo:rsid="00a1ad06"/>
    </style:style>
    <style:style style:name="T77" style:family="text">
      <style:text-properties officeooo:rsid="00a2ce87"/>
    </style:style>
    <style:style style:name="T78" style:family="text">
      <style:text-properties officeooo:rsid="00a4785f"/>
    </style:style>
    <style:style style:name="T79" style:family="text">
      <style:text-properties officeooo:rsid="00a4e57a"/>
    </style:style>
    <style:style style:name="T80" style:family="text">
      <style:text-properties officeooo:rsid="00a66900"/>
    </style:style>
    <style:style style:name="T81" style:family="text">
      <style:text-properties fo:font-weight="bold" officeooo:rsid="00a66900" style:font-weight-asian="bold" style:font-weight-complex="bold"/>
    </style:style>
    <style:style style:name="T82" style:family="text">
      <style:text-properties fo:font-weight="bold" officeooo:rsid="00a4e57a" style:font-weight-asian="bold" style:font-weight-complex="bold"/>
    </style:style>
    <style:style style:name="T83" style:family="text">
      <style:text-properties officeooo:rsid="00a7a257"/>
    </style:style>
    <style:style style:name="T84" style:family="text">
      <style:text-properties officeooo:rsid="00ab5289"/>
    </style:style>
    <style:style style:name="T85" style:family="text">
      <style:text-properties officeooo:rsid="00acf0f0"/>
    </style:style>
    <style:style style:name="T86" style:family="text">
      <style:text-properties officeooo:rsid="00af7445"/>
    </style:style>
    <style:style style:name="T87" style:family="text">
      <style:text-properties officeooo:rsid="00b15afe"/>
    </style:style>
    <style:style style:name="T88" style:family="text">
      <style:text-properties officeooo:rsid="00b6db9d"/>
    </style:style>
    <style:style style:name="T89" style:family="text">
      <style:text-properties officeooo:rsid="00b73df3"/>
    </style:style>
    <style:style style:name="T90" style:family="text">
      <style:text-properties officeooo:rsid="00c1ca6b"/>
    </style:style>
    <style:style style:name="T91" style:family="text">
      <style:text-properties officeooo:rsid="00c2323f"/>
    </style:style>
    <style:style style:name="T92" style:family="text">
      <style:text-properties officeooo:rsid="00c6a883"/>
    </style:style>
    <style:style style:name="T93" style:family="text">
      <style:text-properties officeooo:rsid="00cca916"/>
    </style:style>
    <style:style style:name="T94" style:family="text">
      <style:text-properties officeooo:rsid="00cd976b"/>
    </style:style>
    <style:style style:name="T95" style:family="text">
      <style:text-properties officeooo:rsid="00ce1e05"/>
    </style:style>
    <style:style style:name="T96" style:family="text">
      <style:text-properties officeooo:rsid="00ceefa6"/>
    </style:style>
    <style:style style:name="T97" style:family="text">
      <style:text-properties officeooo:rsid="00d7c5dc"/>
    </style:style>
    <style:style style:name="T98" style:family="text">
      <style:text-properties officeooo:rsid="00d997e2"/>
    </style:style>
    <style:style style:name="T99" style:family="text">
      <style:text-properties officeooo:rsid="00db1a4a"/>
    </style:style>
    <style:style style:name="T100" style:family="text">
      <style:text-properties officeooo:rsid="00dc9f51"/>
    </style:style>
    <style:style style:name="T101" style:family="text">
      <style:text-properties officeooo:rsid="00dff384"/>
    </style:style>
    <style:style style:name="T102" style:family="text">
      <style:text-properties officeooo:rsid="00dff771"/>
    </style:style>
    <style:style style:name="T103" style:family="text">
      <style:text-properties officeooo:rsid="00e16a9f"/>
    </style:style>
    <style:style style:name="T104" style:family="text">
      <style:text-properties officeooo:rsid="00e1e4d4"/>
    </style:style>
    <style:style style:name="T105" style:family="text">
      <style:text-properties officeooo:rsid="00e2b30a"/>
    </style:style>
    <style:style style:name="T106" style:family="text">
      <style:text-properties officeooo:rsid="00e34444"/>
    </style:style>
    <style:style style:name="T107" style:family="text">
      <style:text-properties officeooo:rsid="00e9b516"/>
    </style:style>
    <style:style style:name="T108" style:family="text">
      <style:text-properties officeooo:rsid="00ecc900"/>
    </style:style>
    <style:style style:name="T109" style:family="text">
      <style:text-properties officeooo:rsid="00ef2103"/>
    </style:style>
    <style:style style:name="T110" style:family="text">
      <style:text-properties officeooo:rsid="00efea2e"/>
    </style:style>
    <style:style style:name="T111" style:family="text">
      <style:text-properties officeooo:rsid="00f1d5af"/>
    </style:style>
    <style:style style:name="T112" style:family="text">
      <style:text-properties officeooo:rsid="00fa30cb"/>
    </style:style>
    <style:style style:name="T113" style:family="text">
      <style:text-properties officeooo:rsid="00fa75ee"/>
    </style:style>
    <style:style style:name="T114" style:family="text">
      <style:text-properties officeooo:rsid="01030d1c"/>
    </style:style>
    <style:style style:name="T115" style:family="text">
      <style:text-properties officeooo:rsid="0103650e"/>
    </style:style>
    <style:style style:name="T116" style:family="text">
      <style:text-properties officeooo:rsid="0104c8d0"/>
    </style:style>
    <style:style style:name="T117" style:family="text">
      <style:text-properties style:font-name="Consolas" fo:font-size="14.1000003814697pt" fo:font-weight="bold" officeooo:rsid="01065c6a" style:font-name-asian="Microsoft YaHei" style:font-size-asian="14.1000003814697pt" style:font-weight-asian="bold" style:font-name-complex="Arial" style:font-size-complex="14.1000003814697pt" style:font-weight-complex="bold"/>
    </style:style>
    <style:style style:name="T118" style:family="text">
      <style:text-properties style:font-name="Consolas" fo:font-size="14.1000003814697pt" fo:font-weight="bold" officeooo:rsid="0106ea2c" style:font-name-asian="Microsoft YaHei" style:font-size-asian="14.1000003814697pt" style:font-weight-asian="bold" style:font-name-complex="Arial" style:font-size-complex="14.1000003814697pt" style:font-weight-complex="bold"/>
    </style:style>
    <style:style style:name="T119" style:family="text">
      <style:text-properties style:font-name="Consolas" fo:font-size="14.1000003814697pt" style:font-name-asian="Microsoft YaHei" style:font-size-asian="14.1000003814697pt" style:font-name-complex="Arial" style:font-size-complex="14.1000003814697pt"/>
    </style:style>
    <style:style style:name="T120" style:family="text">
      <style:text-properties style:font-name="Consolas" fo:font-size="14.1000003814697pt" officeooo:rsid="010c4fec" style:font-name-asian="Microsoft YaHei" style:font-size-asian="14.1000003814697pt" style:font-name-complex="Arial" style:font-size-complex="14.1000003814697pt"/>
    </style:style>
    <style:style style:name="T121" style:family="text">
      <style:text-properties style:font-name="Consolas" fo:font-size="14.1000003814697pt" officeooo:rsid="010d9f86" style:font-name-asian="Microsoft YaHei" style:font-size-asian="14.1000003814697pt" style:font-name-complex="Arial" style:font-size-complex="14.1000003814697pt"/>
    </style:style>
    <style:style style:name="T122" style:family="text">
      <style:text-properties style:font-name="Consolas" fo:font-size="14.1000003814697pt" officeooo:rsid="01165e24" style:font-name-asian="Microsoft YaHei" style:font-size-asian="14.1000003814697pt" style:font-name-complex="Arial" style:font-size-complex="14.1000003814697pt"/>
    </style:style>
    <style:style style:name="T123" style:family="text">
      <style:text-properties officeooo:rsid="0108d8be"/>
    </style:style>
    <style:style style:name="T124" style:family="text">
      <style:text-properties officeooo:rsid="0113143d"/>
    </style:style>
    <style:style style:name="T125" style:family="text">
      <style:text-properties officeooo:rsid="01145363"/>
    </style:style>
    <style:style style:name="T126" style:family="text">
      <style:text-properties officeooo:rsid="0114e7a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2503_3638332075" text:style-name="Index_20_Link" text:visited-style-name="Index_20_Link">1 Title: Forgetting the old C++<text:tab/>1</text:a></text:p>
          <text:p text:style-name="P1"><text:a xlink:type="simple" xlink:href="#__RefHeading___Toc2505_3638332075" text:style-name="Index_20_Link" text:visited-style-name="Index_20_Link">2 Introduction<text:tab/>1</text:a></text:p>
          <text:p text:style-name="P1"><text:a xlink:type="simple" xlink:href="#__RefHeading___Toc2507_3638332075" text:style-name="Index_20_Link" text:visited-style-name="Index_20_Link">3 Downlaod<text:tab/>1</text:a></text:p>
          <text:p text:style-name="P1"><text:a xlink:type="simple" xlink:href="#__RefHeading___Toc2509_3638332075" text:style-name="Index_20_Link" text:visited-style-name="Index_20_Link">4 TO STUDY<text:tab/>1</text:a></text:p>
          <text:p text:style-name="P1"><text:a xlink:type="simple" xlink:href="#__RefHeading___Toc2511_3638332075" text:style-name="Index_20_Link" text:visited-style-name="Index_20_Link">5 General points<text:tab/>2</text:a></text:p>
          <text:p text:style-name="P2"><text:a xlink:type="simple" xlink:href="#__RefHeading___Toc2513_3638332075" text:style-name="Index_20_Link" text:visited-style-name="Index_20_Link">5.1 Constants<text:tab/>2</text:a></text:p>
          <text:p text:style-name="P2"><text:a xlink:type="simple" xlink:href="#__RefHeading___Toc2515_3638332075" text:style-name="Index_20_Link" text:visited-style-name="Index_20_Link">5.2 Pointers:<text:tab/>2</text:a></text:p>
          <text:p text:style-name="P2"><text:a xlink:type="simple" xlink:href="#__RefHeading___Toc2517_3638332075" text:style-name="Index_20_Link" text:visited-style-name="Index_20_Link">5.3 Std::array<text:tab/>2</text:a></text:p>
          <text:p text:style-name="P2"><text:a xlink:type="simple" xlink:href="#__RefHeading___Toc2519_3638332075" text:style-name="Index_20_Link" text:visited-style-name="Index_20_Link">5.4 Enum class:<text:tab/>2</text:a></text:p>
          <text:p text:style-name="P2"><text:a xlink:type="simple" xlink:href="#__RefHeading___Toc2521_3638332075" text:style-name="Index_20_Link" text:visited-style-name="Index_20_Link">5.5 Range based loops<text:tab/>3</text:a></text:p>
          <text:p text:style-name="P2"><text:a xlink:type="simple" xlink:href="#__RefHeading___Toc2523_3638332075" text:style-name="Index_20_Link" text:visited-style-name="Index_20_Link">5.6 Uniform initialization<text:tab/>3</text:a></text:p>
          <text:p text:style-name="P2"><text:a xlink:type="simple" xlink:href="#__RefHeading___Toc2525_3638332075" text:style-name="Index_20_Link" text:visited-style-name="Index_20_Link">5.7 Cast<text:tab/>3</text:a></text:p>
          <text:p text:style-name="P2"><text:a xlink:type="simple" xlink:href="#__RefHeading___Toc2527_3638332075" text:style-name="Index_20_Link" text:visited-style-name="Index_20_Link">5.8 auto<text:tab/>4</text:a></text:p>
          <text:p text:style-name="P1"><text:a xlink:type="simple" xlink:href="#__RefHeading___Toc2529_3638332075" text:style-name="Index_20_Link" text:visited-style-name="Index_20_Link">6 Misc features<text:tab/>4</text:a></text:p>
        </text:index-body>
      </text:table-of-content>
      <text:p text:style-name="Standard"/>
      <text:h text:style-name="P6" text:outline-level="1"><text:bookmark-start text:name="__RefHeading___Toc2503_3638332075"/>Title: Forgetting the old C++<text:bookmark-end text:name="__RefHeading___Toc2503_3638332075"/></text:h>
      <text:h text:style-name="P5" text:outline-level="1"><text:bookmark-start text:name="__RefHeading___Toc2505_3638332075"/>Introduction<text:bookmark-end text:name="__RefHeading___Toc2505_3638332075"/></text:h>
      <text:p text:style-name="P63">Purpose:<text:line-break/><text:span text:style-name="T14">Why and h</text:span><text:span text:style-name="T6">ow to forget C/old C++, replace it with better/modern </text:span>C<text:span text:style-name="T6">++.<text:line-break/></text:span></text:p>
      <text:p text:style-name="P62">~“<text:span text:style-name="T7">B</text:span>y using <text:span text:style-name="T7">a </text:span>better language, we can communicate <text:span text:style-name="T7">better </text:span>with gods”. <text:span text:style-name="T7">(</text:span>Panini, the first grammarian of all modern languages<text:span text:style-name="T7">)</text:span></text:p>
      <text:h text:style-name="P4" text:outline-level="1"><text:bookmark-start text:name="__RefHeading___Toc2507_3638332075"/>Downlaod<text:bookmark-end text:name="__RefHeading___Toc2507_3638332075"/></text:h>
      <text:p text:style-name="P54"><text:a xlink:type="simple" xlink:href="https://vk.com/" text:style-name="Internet_20_link" text:visited-style-name="Visited_20_Internet_20_Link">https://vk.com/</text:a></text:p>
      <text:p text:style-name="P54"><text:a xlink:type="simple" xlink:href="https://goodfileshare.com/" text:style-name="Internet_20_link" text:visited-style-name="Visited_20_Internet_20_Link">https://goodfileshare.com/</text:a></text:p>
      <text:p text:style-name="P54"><text:a xlink:type="simple" xlink:href="https://dokumen.pub/" text:style-name="Internet_20_link" text:visited-style-name="Visited_20_Internet_20_Link">https://dokumen.pub/</text:a></text:p>
      <text:p text:style-name="P54"><text:a xlink:type="simple" xlink:href="https://fileaxa.com/" text:style-name="Internet_20_link" text:visited-style-name="Visited_20_Internet_20_Link">https://fileaxa.com/</text:a></text:p>
      <text:p text:style-name="P54"><text:a xlink:type="simple" xlink:href="https://youtu.be/zzJfAw3ASzY?t=1243" text:style-name="Internet_20_link" text:visited-style-name="Visited_20_Internet_20_Link">https://youtu.be/zzJfAw3ASzY?t=1243</text:a></text:p>
      <text:h text:style-name="Heading_20_1" text:outline-level="1"><text:bookmark-start text:name="__RefHeading___Toc2509_3638332075"/>TO STUDY<text:bookmark-end text:name="__RefHeading___Toc2509_3638332075"/></text:h>
      <text:list xml:id="list3658778129" text:style-name="L3">
        <text:list-item>
          <text:p text:style-name="P59">Read professional C++ again and again!</text:p>
        </text:list-item>
        <text:list-item>
          <text:p text:style-name="P55"><text:a xlink:type="simple" xlink:href="http://www.cburch.com/books/float/" text:style-name="Internet_20_link" text:visited-style-name="Visited_20_Internet_20_Link"><text:span text:style-name="T3">Floating-point representation (cburch.com)</text:span></text:a><text:span text:style-name="T3"> </text:span></text:p>
        </text:list-item>
        <text:list-item>
          <text:p text:style-name="P55"><text:a xlink:type="simple" xlink:href="https://www.youtube.com/watch?v=ptba_AqFYCM" text:style-name="Internet_20_link" text:visited-style-name="Visited_20_Internet_20_Link">CppCon 2017: Victor Zverovich “A modern formatting library for C++” - </text:a><text:soft-page-break/><text:a xlink:type="simple" xlink:href="https://www.youtube.com/watch?v=ptba_AqFYCM" text:style-name="Internet_20_link" text:visited-style-name="Visited_20_Internet_20_Link">YouTube</text:a> </text:p>
          <text:list>
            <text:list-item>
              <text:p text:style-name="P55"><text:a xlink:type="simple" xlink:href="https://fmt.dev/latest/contents.html" text:style-name="Internet_20_link" text:visited-style-name="Visited_20_Internet_20_Link">Contents — fmt 8.1.1 documentation</text:a> </text:p>
            </text:list-item>
          </text:list>
        </text:list-item>
        <text:list-item>
          <text:p text:style-name="P55"><text:a xlink:type="simple" xlink:href="https://blog.adafruit.com/2021/09/21/an-interview-with-stephen-smith-author-of-rp2040-assembly-language-programming-python-code/" text:style-name="Internet_20_link" text:visited-style-name="Visited_20_Internet_20_Link">An interview with Stephen Smith, author of RP2040 Assembly Language Programming #Python @Code « Adafruit Industries – Makers, hackers, artists, designers and engineers!</text:a> </text:p>
        </text:list-item>
      </text:list>
      <text:p text:style-name="P54"/>
      <text:h text:style-name="P3" text:outline-level="1"><text:bookmark-start text:name="__RefHeading___Toc2511_3638332075"/>General points<text:bookmark-end text:name="__RefHeading___Toc2511_3638332075"/></text:h>
      <text:h text:style-name="P19" text:outline-level="2"><text:bookmark-start text:name="__RefHeading___Toc2513_3638332075"/>Constants<text:bookmark-end text:name="__RefHeading___Toc2513_3638332075"/></text:h>
      <text:p text:style-name="P60">34’232’234 : use quote to separate big number.</text:p>
      <text:p text:style-name="P60">0b011121: prefix 0b for binary number.</text:p>
      <text:p text:style-name="P60">Once can write hexadecimal float numbers.</text:p>
      <text:p text:style-name="P63">All literal floating point numbers are type:double. If one wants use type:float, use f as suffix.</text:p>
      <text:p text:style-name="P63">For all practicale reasons, use double <text:span text:style-name="T8">(instead of float)</text:span>. Type:float ranges are <text:span text:style-name="T9">too small to be useful in real life</text:span>. <text:span text:style-name="T10">Even printf implicity converts the float type to double before printing, unless forced to use float only!</text:span> </text:p>
      <text:p text:style-name="P135">Literal pooling: for example, if “hello” literal string is used 500 times, compile stil stores only one instance. How? Compiler notes every literal that it encouters during compilation. If the literal is already defined earlier, it just refers to it instead of creating new memory.</text:p>
      <text:h text:style-name="P18" text:outline-level="2"><text:bookmark-start text:name="__RefHeading___Toc2515_3638332075"/><text:span text:style-name="T1">Pointers:</text:span><text:bookmark-end text:name="__RefHeading___Toc2515_3638332075"/></text:h>
      <text:list xml:id="list3472061823" text:style-name="L9">
        <text:list-item>
          <text:p text:style-name="P103"><text:span text:style-name="T1">For looping Poiter iteration is faster than array indexing with []. Because, in [] means, an extra step of adding the index to base address. In fact, iterators are just pointers with compile time type safety, avoiding this exact problem. Whenever iterators are available, use them instead of idexing.</text:span></text:p>
        </text:list-item>
        <text:list-item>
          <text:p text:style-name="P103"><text:span text:style-name="T39">Use smart pointers instead of raw pointers. </text:span><text:span text:style-name="T40">So much so that, if you see a raw pointer in a code, raise an alarm. Until you have justification for use of raw pointer, think on it. </text:span><text:span text:style-name="T41">Yes I need to list possible justifications here. </text:span><text:span text:style-name="T42">Otherwise, use smart pointers.</text:span><text:span text:style-name="T40"> </text:span></text:p>
        </text:list-item>
        <text:list-item>
          <text:p text:style-name="P103"><text:span text:style-name="T99">Try to </text:span><text:span text:style-name="T43">Use new/delete instead of malloc/free. </text:span><text:span text:style-name="T99">Try to </text:span><text:span text:style-name="T98">Use smart ptr instead of new/delete. </text:span><text:span text:style-name="T99">Try to use containers such as vectors instead </text:span><text:soft-page-break/><text:span text:style-name="T99">of smart poiters (heap) afap. </text:span><text:span text:style-name="T100">Becase stack based constructs provide inherent gc. Try to get gc afap.</text:span></text:p>
        </text:list-item>
        <text:list-item>
          <text:p text:style-name="P177">Initailze the ptr at the declartion place only. </text:p>
        </text:list-item>
        <text:list-item>
          <text:p text:style-name="P177"><text:span text:style-name="T102">After freeing memory, immediately </text:span><text:span text:style-name="T101">set the pointer </text:span><text:span text:style-name="T102">to nullptr. Thus we don’t use the memory that is already being freed. Also, if we call delete over nullptr, it is harmless!.</text:span></text:p>
        </text:list-item>
        <text:list-item>
          <text:p text:style-name="P178">Why not malloc: no need to type cast the returned address. No need to mention the input into bytes. <text:span text:style-name="T103">As new is overloaded to type that is called. </text:span><text:span text:style-name="T104">With new, object constructor is also called.</text:span></text:p>
        </text:list-item>
        <text:list-item>
          <text:p text:style-name="P179">Why not free: with delete, destructor is also called and object is clearned properly.</text:p>
        </text:list-item>
        <text:list-item>
          <text:p text:style-name="P103"><text:span text:style-name="T44">Dereferencing the pointer is done by * operator. *ptr</text:span></text:p>
        </text:list-item>
        <text:list-item>
          <text:p text:style-name="P103"><text:span text:style-name="T47">‘address of’ operator &amp; returns the pointer to the variable.</text:span></text:p>
        </text:list-item>
        <text:list-item>
          <text:p text:style-name="P103"><text:span text:style-name="T45">after deallocating the memory using delete(or free), set it to nullptr.<text:line-break/>delete my_ptr;<text:line-break/>my_ptr = nullptr;</text:span></text:p>
        </text:list-item>
        <text:list-item>
          <text:p text:style-name="P103"><text:span text:style-name="T46">Q: is there any option where every delete also set the my_ptr to nullptr? Should we manually overload it?</text:span></text:p>
        </text:list-item>
        <text:list-item>
          <text:p text:style-name="P103"><text:span text:style-name="T49">Short circuit and pointers</text:span></text:p>
          <text:p text:style-name="P103"><text:span text:style-name="T49">int age { (ptr &amp;&amp; ptr→age) };</text:span></text:p>
          <text:p text:style-name="P103"><text:span text:style-name="T49">int age { (ptr?ptr→age : 0)};</text:span></text:p>
          <text:p text:style-name="P103"><text:span text:style-name="T49">avoid using like below</text:span></text:p>
          <text:p text:style-name="P103"><text:span text:style-name="T49">int age { (ptr!= nullptr &amp;&amp; ptr→age)};// as it is more verbose. Otherwise fine. </text:span></text:p>
        </text:list-item>
        <text:list-item>
          <text:p text:style-name="P104">Stop using NULL or 0 or ‘\0’ or ‘\000’ to check null pointer. They are not typesafe. Instead, use only null <text:span text:style-name="T50">pointer constant null</text:span>ptr.</text:p>
          <text:p text:style-name="P104">int *my_ptr = nullptr; </text:p>
        </text:list-item>
        <text:list-item>
          <text:p text:style-name="P180">prefer unique pointers by default <text:span text:style-name="T105">for single owner dynmaically allocated resource. </text:span><text:span text:style-name="T106">Shared owner </text:span>shared pointer. They proivide RAII<text:line-break/><text:span text:style-name="T106">avoid raw pointer for this.</text:span></text:p>
        </text:list-item>
        <text:list-item>
          <text:p text:style-name="P181">Use make_unique and make_shared templates, not unique_ptr, shared_ptr</text:p>
        </text:list-item>
      </text:list>
      <text:h text:style-name="P29" text:outline-level="2"><text:soft-page-break/>Qualifiers</text:h>
      <text:list xml:id="list4106942705" text:style-name="L10">
        <text:list-item>
          <text:p text:style-name="P105">Const: <text:span text:style-name="T51">is a quali</text:span><text:span text:style-name="T78">fier </text:span><text:span text:style-name="T51">for a type. The type can be built-in or user defined.</text:span></text:p>
        </text:list-item>
        <text:list-item>
          <text:p text:style-name="P145">We can assign a non-const type variable to const type, as it is stricter form. But doing reverse gives a compiler <text:span text:style-name="T81">ERROR</text:span>. This is a common sense. <text:span text:style-name="T79">Consequently, we can pass a non-const variable/ref/pointer to a function parameter which has const qualifier. This is expected and recomanded whenever we are sure we are not chainging the function parameter. But opposite is not allowed. Ie passing a const as non-const. This gives </text:span><text:span text:style-name="T80">1</text:span><text:span text:style-name="T81">00% </text:span><text:span text:style-name="T82">compilation error!</text:span></text:p>
        </text:list-item>
        <text:list-item>
          <text:p text:style-name="P105">it is a hint to compiler that this does not change, remains constant. Hence, it can use it to produce better code.</text:p>
        </text:list-item>
        <text:list-item>
          <text:p text:style-name="P106">If you know a member variable, or member function <text:span text:style-name="T52">that does not modify object’s members </text:span>or automatic variable or global variable does not change, qualify it with const.</text:p>
        </text:list-item>
        <text:list-item>
          <text:p text:style-name="P107">Const can be placed before or after type, it does not make difference. I prefer to place it after type like in int const *ptr;</text:p>
        </text:list-item>
        <text:list-item>
          <text:p text:style-name="P107">const applies to the whole expression that follows it.</text:p>
        </text:list-item>
        <text:list-item>
          <text:p text:style-name="P108">int const * const ip { new int[10] }; // ip can’t change, all contents pointed by ip also can’t change.</text:p>
        </text:list-item>
        <text:list-item>
          <text:p text:style-name="P109">Use const for qualifying function paratmeters to signal constness.</text:p>
        </text:list-item>
        <text:list-item>
          <text:p text:style-name="P110">Const member functions can not modify member variables. This ensure the the calling object remained intact. <text:span text:style-name="T53">Use it when you intend a member function not to modify object. Such functions are called inspectors since they simply inspect the object. Opposite of this is mutator functions.</text:span></text:p>
        </text:list-item>
      </text:list>
      <text:h text:style-name="Heading_20_2" text:outline-level="2">Cosntexpr <text:span text:style-name="T54">and consteval</text:span></text:h>
      <text:list xml:id="list155934939298171" text:continue-numbering="true" text:style-name="L10">
        <text:list-item>
          <text:p text:style-name="P111">Constexpr is an expression that can be evaluated at compile time. <text:span text:style-name="T54">That does not mean, it has to be evaulated immdiately as it gets compiled.</text:span></text:p>
        </text:list-item>
        <text:list-item>
          <text:p text:style-name="P113">Consteval is an expression that has to be evualted during compile time. That is, as soon as <text:s/>compier reads it, it must be in a position to execute it and get the result. Thie meas, all data must be available at the point.</text:p>
        </text:list-item>
        <text:list-item>
          <text:p text:style-name="P111">Fuctions can be constexpr <text:span text:style-name="T55">or consteval</text:span>. Use it when you intend your function to be evaulated at compile time only.</text:p>
        </text:list-item>
        <text:list-item>
          <text:p text:style-name="P112"><text:soft-page-break/>Constructor can be constexpr <text:span text:style-name="T56">or consteval</text:span>.</text:p>
        </text:list-item>
        <text:list-item>
          <text:p text:style-name="P112"/>
        </text:list-item>
      </text:list>
      <text:h text:style-name="P35" text:outline-level="2">Type alias</text:h>
      <text:p text:style-name="P129"><text:span text:style-name="T66">Use type alias i</text:span>nstead <text:span text:style-name="T66">t</text:span>ypedef.</text:p>
      <text:p text:style-name="P129">using int_ptr = int * ; // same as typedef int * int_ptr</text:p>
      <text:p text:style-name="P130">using fun = int (*)(double); // int (*fun)(double)</text:p>
      <text:h text:style-name="P36" text:outline-level="2">type inference</text:h>
      <text:p text:style-name="P131">Auto, decltype</text:p>
      <text:p text:style-name="P131">auto helps us modify type all over the code without <text:s/>changing every where.</text:p>
      <text:p text:style-name="P132">Auto type strips off the const and reference. Hence we get the copy..</text:p>
      <text:p text:style-name="P133">TODO : </text:p>
      <text:p text:style-name="P133">auto &amp; // <text:span text:style-name="T67">deduce the type while reference is already given by me.</text:span></text:p>
      <text:p text:style-name="P133">auto * // </text:p>
      <text:p text:style-name="P134">decltype(variable_function)</text:p>
      <text:h text:style-name="P34" text:outline-level="2">Exception</text:h>
      <text:p text:style-name="P128">todo</text:p>
      <text:h text:style-name="P33" text:outline-level="2">Cast</text:h>
      <text:p text:style-name="P127">const_cast: to add or remove const from a typename</text:p>
      <text:p text:style-name="P127">static_cast: to change the type type. Can I just remove constness so that I <text:s/>don’t need to use const_cast?</text:p>
      <text:p text:style-name="P127"/>
      <text:h text:style-name="P37" text:outline-level="2">Strings</text:h>
      <text:p text:style-name="P136">C strings:</text:p>
      <text:p text:style-name="P136">escape seq</text:p>
      <text:p text:style-name="P136">octal \abc : \377 1 byte max value inside a string or char literal</text:p>
      <text:p text:style-name="P136">hex <text:s/>\xAB : \xFF max value</text:p>
      <text:p text:style-name="P136">so, ‘\0’ is NUL byte. This indicates end of C string. This is not NULL <text:soft-page-break/>pointer. Though NULL Pointer too has value same. Type differes. It is actially octal escape seq can be written as \000 too , still it is 1 byte.</text:p>
      <text:p text:style-name="P136">Char s[] {‘h’,’\000’}</text:p>
      <text:p text:style-name="P136">Char s[] {‘h’,’\x00’} // still same NUL byte at end</text:p>
      <text:p text:style-name="P136">Char s[] {‘h’,’\0’} // still same NUL byte at end</text:p>
      <text:p text:style-name="P136">chas s[] {“h”} // compilear automatically inserts NUL byte at the end. And it allocates memory for it too. Though C does not have string type, but it has string literal awareness, hence it adds NUL byte automatically.</text:p>
      <text:p text:style-name="P136"/>
      <text:p text:style-name="P138">In C++ string literal <text:span text:style-name="T69">const </text:span>are of type <text:span text:style-name="T68">same as C: char </text:span><text:span text:style-name="T69">const </text:span><text:span text:style-name="T68">*. </text:span><text:span text:style-name="T69">they have NUL byte at the end, but invisible.</text:span></text:p>
      <text:p text:style-name="P139">char const * s {“HELLO”} // size 6 bytes</text:p>
      <text:p text:style-name="P139">char * s {“HELLO”} // Compile err since type mismatch. Const missing</text:p>
      <text:p text:style-name="P139">std:sring s {“HELLO”} // here, std::string constructor takes this literal and copies it fully, but, it does not take NUL byte as std::string does not <text:s/>use NUL as its termination. We can check this by size(). <text:span text:style-name="T70">Ie, std::string does gives what it shows to user !</text:span></text:p>
      <text:p text:style-name="P138"><text:s/></text:p>
      <text:p text:style-name="P136">Raw string :</text:p>
      <text:p text:style-name="P137">std::string s {R“(hello)”}</text:p>
      <text:p text:style-name="P137"/>
      <text:p text:style-name="P140">std::string literals ends with s. <text:span text:style-name="T71">prefer them over </text:span><text:span text:style-name="T73">C++ </text:span><text:span text:style-name="T71">string literals (char </text:span><text:span text:style-name="T72">const </text:span><text:span text:style-name="T71">*), </text:span><text:span text:style-name="T73">which is same as C string literal. </text:span></text:p>
      <text:h text:style-name="P32" text:outline-level="2">Functions</text:h>
      <text:list xml:id="list1973727464" text:style-name="L13">
        <text:list-item>
          <text:p text:style-name="P144"><text:span text:style-name="T64">Do not return output parameter by reference or pointer. Just modify input parameter (passed by reference/pointer) and return void. This is much clearn compared to returning by some parameter.</text:span></text:p>
        </text:list-item>
      </text:list>
      <text:list xml:id="list1058023541" text:style-name="L12">
        <text:list-item>
          <text:p text:style-name="P143"><text:span text:style-name="T75">Each function should do one task only- </text:span><text:span text:style-name="T76">Decomposition. </text:span><text:span text:style-name="T77">Keep refactoring.</text:span></text:p>
        </text:list-item>
        <text:list-item>
          <text:p text:style-name="P143"><text:span text:style-name="T65">TODO</text:span></text:p>
          <text:p text:style-name="P143"><text:span text:style-name="T65">Zero copy pass by value sematic</text:span></text:p>
          <text:p text:style-name="P143"><text:span text:style-name="T65">RVO: return value optimization</text:span></text:p>
          <text:p text:style-name="P143"><text:soft-page-break/><text:span text:style-name="T65">NRVO: named return value optimization.</text:span></text:p>
          <text:p text:style-name="P143"><text:span text:style-name="T65">Copy elision</text:span></text:p>
        </text:list-item>
        <text:list-item>
          <text:p text:style-name="P211">explict delete of overloaded functions.</text:p>
        </text:list-item>
      </text:list>
      <text:p text:style-name="P126"/>
      <text:h text:style-name="P31" text:outline-level="2">Dynamic memory</text:h>
      <text:p text:style-name="P124">Avoid allocating dynamic memory as much as possible. Instead, try to use one the STL containers like vector, map, list in its place. <text:span text:style-name="T63">Problem with dynamic memory allcoation is, we can create memory leak or put a lot of effort in memory management. But if we use STL container, memory is automatically managed.</text:span></text:p>
      <text:p text:style-name="P124">In Python, we don’t allocate dynamic memory. Rather manage everything using <text:s/>built in DS. Similarliy, we can do in C++.</text:p>
      <text:p text:style-name="P125">managing memory is still needed when performance or memory is critical. Unless, let us use STL</text:p>
      <text:p text:style-name="P124"/>
      <text:h text:style-name="P30" text:outline-level="2">References</text:h>
      <text:list xml:id="list2804673601" text:style-name="L11">
        <text:list-item>
          <text:p text:style-name="P114">Int &amp;ref = variable;</text:p>
        </text:list-item>
        <text:list-item>
          <text:p text:style-name="P114">An implicit pointer that automatically takes the address of a <text:span text:style-name="T58">(already existing) </text:span>variable and de-references it.</text:p>
        </text:list-item>
        <text:list-item>
          <text:p text:style-name="P114">an alias for <text:span text:style-name="T58">an already exisitng </text:span>variable.</text:p>
        </text:list-item>
        <text:list-item>
          <text:p text:style-name="P115">Just one more name for <text:span text:style-name="T58">an already exisitng</text:span> variable.</text:p>
        </text:list-item>
        <text:list-item>
          <text:p text:style-name="P114">Use cases</text:p>
          <text:list>
            <text:list-item>
              <text:p text:style-name="P114">as Reference variables</text:p>
            </text:list-item>
            <text:list-item>
              <text:p text:style-name="P114">as function or member function parameters</text:p>
            </text:list-item>
            <text:list-item>
              <text:p text:style-name="P114">return value <text:span text:style-name="T57">from function or member functions.</text:span></text:p>
            </text:list-item>
          </text:list>
        </text:list-item>
        <text:list-item>
          <text:p text:style-name="P116">Const reference possible though it does not impact the existing variable.</text:p>
        </text:list-item>
        <text:list-item>
          <text:p text:style-name="P117">Const reference to literal possible. It will be just syntactic sugar to literal with type info. But non const reference to literal is not possible.</text:p>
        </text:list-item>
        <text:list-item>
          <text:p text:style-name="P117">Non const Reference to temparary object is not possible. But const reference to temparary object is possible. in such case, reference <text:soft-page-break/>takes the temparary object until the ref goes out of scope. <text:span text:style-name="T59">Here, only <text:s/>const objects are allowed for simple reason that non <text:s/>const onbjects are typically contain some other pointers hence dangarous to allo such constructs.</text:span></text:p>
        </text:list-item>
        <text:list-item>
          <text:p text:style-name="P118">Reference to pointer</text:p>
        </text:list-item>
        <text:list-item>
          <text:p text:style-name="P118">pointer to reference.</text:p>
        </text:list-item>
        <text:list-item>
          <text:p text:style-name="P119">Structured binding and references </text:p>
        </text:list-item>
        <text:list-item>
          <text:p text:style-name="P119">reference to data member possible using only the constructor intialization</text:p>
        </text:list-item>
        <text:list-item>
          <text:p text:style-name="P119">reference parameter is the most use case of reference. <text:span text:style-name="T61">Whole purpose is to avoid writing pointer code and simplify it by reference.</text:span></text:p>
        </text:list-item>
        <text:list-item>
          <text:p text:style-name="P120">Pass by const reference: <text:span text:style-name="T62">any const we pass to function parameter is very efficient as there is not copy is made by compiler since it knows, object is just read. Thus even refences can also be <text:s/>const.</text:span></text:p>
        </text:list-item>
        <text:list-item>
          <text:p text:style-name="P121">Reference return value: todo;</text:p>
        </text:list-item>
        <text:list-item>
          <text:p text:style-name="P122">reference vs pointer: reference is safer because, pointer can be null but never the reference. Reference code is much simpler.</text:p>
        </text:list-item>
        <text:list-item>
          <text:p text:style-name="P123">Use pointers only when reference is not possible.</text:p>
        </text:list-item>
      </text:list>
      <text:h text:style-name="P28" text:outline-level="2"><text:bookmark-start text:name="__RefHeading___Toc2517_3638332075"/>Std::array<text:bookmark-end text:name="__RefHeading___Toc2517_3638332075"/></text:h>
      <text:list xml:id="list153520235" text:style-name="L2">
        <text:list-item>
          <text:p text:style-name="P50"><text:span text:style-name="T1">Use std::array instead of pod array.</text:span></text:p>
        </text:list-item>
        <text:list-item>
          <text:p text:style-name="P50"><text:span text:style-name="T1">std::array does not decay when they passed to function. </text:span></text:p>
        </text:list-item>
        <text:list-item>
          <text:p text:style-name="P50"><text:span text:style-name="T1">They also have iterators for fast iteration compared to indexing.</text:span></text:p>
        </text:list-item>
        <text:list-item>
          <text:p text:style-name="P50"/>
        </text:list-item>
      </text:list>
      <text:h text:style-name="P24" text:outline-level="2">C style string</text:h>
      <text:p text:style-name="P92">Instead of using C style string, we can use c++ string class. They are type safe, grows dynamically. Using iterator, they are as fast as c style string, hence no relative performance penalty.</text:p>
      <text:h text:style-name="P25" text:outline-level="2">Indexes array</text:h>
      <text:p text:style-name="P93">Using raw pointer or iterator is faster compared to using [] to access array element. In indexed access, cpu has to <text:line-break/>add index to base, <text:line-break/>dereference the memory location<text:line-break/><text:soft-page-break/>then increament the index.<text:line-break/><text:line-break/>Where as in pointer:<text:line-break/>derefence the pointer,<text:line-break/>increament the pointer.<text:line-break/>So,1 step is less here.<text:line-break/> </text:p>
      <text:h text:style-name="Heading_20_2" text:outline-level="2"><text:bookmark-start text:name="__RefHeading___Toc2519_3638332075"/>Enum class:<text:bookmark-end text:name="__RefHeading___Toc2519_3638332075"/></text:h>
      <text:p text:style-name="P67">Forget: <text:span text:style-name="T27">old style or </text:span><text:span text:style-name="T17">C</text:span><text:span text:style-name="T16"> </text:span><text:span text:style-name="T27">style </text:span><text:span text:style-name="T16">enum</text:span><text:span text:style-name="T27">urated types.</text:span></text:p>
      <text:p text:style-name="P67">Learn: <text:span text:style-name="T16">Strongly typed enum</text:span></text:p>
      <text:p text:style-name="P68">Reasons : </text:p>
      <text:list xml:id="list2504553233" text:style-name="L5">
        <text:list-item>
          <text:p text:style-name="P69"><text:span text:style-name="T28">compile time type safety</text:span></text:p>
        </text:list-item>
        <text:list-item>
          <text:p text:style-name="P69"><text:span text:style-name="T28">strongly typed</text:span></text:p>
        </text:list-item>
        <text:list-item>
          <text:p text:style-name="P69"><text:span text:style-name="T28">no run time overhead</text:span></text:p>
        </text:list-item>
        <text:list-item>
          <text:p text:style-name="P69"><text:span text:style-name="T28">scoped names.</text:span></text:p>
        </text:list-item>
      </text:list>
      <text:p text:style-name="P68"/>
      <text:p text:style-name="P67">Syntax: <text:span text:style-name="T15">enum class name { const-</text:span>list<text:span text:style-name="T15"> };</text:span></text:p>
      <text:p text:style-name="P48">They use signed integer internally, but can be chaged (see syntax for this.)</text:p>
      <text:p text:style-name="P47">Ex:<text:line-break/>enum class color {</text:p>
      <text:p text:style-name="P47"><text:s text:c="4"/>red,</text:p>
      <text:p text:style-name="P47"><text:s text:c="4"/>green,</text:p>
      <text:p text:style-name="P47"><text:s text:c="4"/>black</text:p>
      <text:p text:style-name="P47">};</text:p>
      <text:p text:style-name="P47"><text:line-break/><text:span text:style-name="T19">auto </text:span>my_color <text:s/><text:span text:style-name="T24">{ </text:span><text:span text:style-name="T18">color::</text:span>black <text:span text:style-name="T24">}</text:span>; // <text:span text:style-name="T24">uniform initialization</text:span><text:line-break/></text:p>
      <text:p text:style-name="P46"><text:span text:style-name="T20">means, we can use red again in another enum without conflict, </text:span><text:span text:style-name="T23">in the same file</text:span><text:span text:style-name="T20">. </text:span><text:span text:style-name="T21">This is not possible in C </text:span><text:span text:style-name="T22">or old enum.</text:span></text:p>
      <text:p text:style-name="P46"><text:span text:style-name="T2">They provide strong type safety. They are internally integers, but outside, they are user defined type.</text:span></text:p>
      <text:p text:style-name="P46"/>
      <text:p text:style-name="P49">Note the class word and how syntax is similar to the class declaration.</text:p>
      <text:p text:style-name="P49">Brining the enum to outer scope:</text:p>
      <text:p text:style-name="P49">using enum color;</text:p>
      <text:p text:style-name="P49">color my_color { red }; // all in outer scope. <text:span text:style-name="T25">But avoid using this feature. </text:span><text:span text:style-name="T26">This leads to name colliosion. </text:span></text:p>
      <text:h text:style-name="Heading_20_2" text:outline-level="2"><text:bookmark-start text:name="__RefHeading___Toc2521_3638332075"/><text:soft-page-break/>Range based loops<text:bookmark-end text:name="__RefHeading___Toc2521_3638332075"/></text:h>
      <text:p text:style-name="P51">Use them asap since they come with iterator(pointer). Hence they are faster then looping with index.(verify this with assembly code. Also with a large loop program)</text:p>
      <text:p text:style-name="P53">use reference variables instead of making copy of them. If you are not going to change use const qualifier.</text:p>
      <text:p text:style-name="P89">for (int I {0}; I &lt; 5; i++) {</text:p>
      <text:p text:style-name="P89">}</text:p>
      <text:p text:style-name="P89">for (const int &amp;I: myarray){</text:p>
      <text:p text:style-name="P89">}</text:p>
      <text:h text:style-name="P20" text:outline-level="2"><text:bookmark-start text:name="__RefHeading___Toc2523_3638332075"/>Uniform in<text:span text:style-name="T11">i</text:span>tialization<text:bookmark-end text:name="__RefHeading___Toc2523_3638332075"/></text:h>
      <text:p text:style-name="P65">State explicitly that you are initializing something using Uniform initialaziation syntax. This syntax is more consistant compared all other forms, ie. this alone can replace a 14 types of initialization syntax.</text:p>
      <text:p text:style-name="P65"/>
      <text:p text:style-name="P61">Zero initializer are possible now</text:p>
      <text:p text:style-name="P61">int x {};// here it is same as int x {0}; <text:span text:style-name="T5">zero is implied.<text:line-break/></text:span><text:span text:style-name="T11">int x = 0;// avoid this ugly syntax. = means eternal equality in maths, but in programming, it is not! We can’t avoid, but reduce </text:span><text:span text:style-name="T12">the use of </text:span><text:span text:style-name="T11">it!</text:span></text:p>
      <text:p text:style-name="P61"/>
      <text:p text:style-name="P96">Do not use function syntax for constuctor calling. Instead use the uniform initialization </text:p>
      <text:p text:style-name="P96"/>
      <text:p text:style-name="P96">my_object(“name”, 10); // do not us this way</text:p>
      <text:p text:style-name="P96">my_object {“name”, 10}; // use this way. This calls same constructor, but highlights the fact that, it is initialization <text:span text:style-name="T37">using curly brackets</text:span>.</text:p>
      <text:p text:style-name="P97">We can use same technique to the structs too.</text:p>
      <text:p text:style-name="P97"/>
      <text:p text:style-name="P98">Uniform initialization prevent narrowing, thus improving code reliability.</text:p>
      <text:p text:style-name="P100">Use this for basic data types, compound datatype, <text:span text:style-name="T38">for new operator too</text:span></text:p>
      <text:p text:style-name="P61"/>
      <text:p text:style-name="P65"><text:soft-page-break/></text:p>
      <text:p text:style-name="P61"/>
      <text:h text:style-name="P23" text:outline-level="2">Intializers</text:h>
      <text:p text:style-name="P90">For loops, if, switch comes with initializers. Use it whenever possible.</text:p>
      <text:p text:style-name="P91">initializer_list&lt;int&gt; can be used for function accepting variable number of arguments, that have same type.</text:p>
      <text:h text:style-name="P21" text:outline-level="2"><text:bookmark-start text:name="__RefHeading___Toc2525_3638332075"/>Cast<text:bookmark-end text:name="__RefHeading___Toc2525_3638332075"/></text:h>
      <text:p text:style-name="P66">Casting is ugly and voilation of types. Think really before using it. <text:span text:style-name="T13">Correct your self before correcting program.</text:span></text:p>
      <text:p text:style-name="P65">Do not use C cast.</text:p>
      <text:p text:style-name="P65">Do not use cast with typename as function: double(my_int)</text:p>
      <text:p text:style-name="P65">instead use static cast as it is very explicit and reminder of explicit voilation of whole typing <text:span text:style-name="T12">benifit</text:span>.<text:line-break/>static_cast&lt;double&gt;(my_int)</text:p>
      <text:p text:style-name="P65"/>
      <text:p text:style-name="P64"/>
      <text:h text:style-name="P22" text:outline-level="2">for loop</text:h>
      <text:p text:style-name="P88"/>
      <text:h text:style-name="P26" text:outline-level="2">Class</text:h>
      <text:p text:style-name="P94">Use in class initializer <text:span text:style-name="T48">if possible. Or why one more syntax</text:span></text:p>
      <text:p text:style-name="P102">. or preriod id the field access </text:p>
      <text:p text:style-name="P102">pointer to object.</text:p>
      <text:p text:style-name="P102">Using * (deference) and . (dot), We can access fields insided the object.</text:p>
      <text:p text:style-name="P102">Else <text:s/></text:p>
      <text:p text:style-name="P94"/>
      <text:h text:style-name="P38" text:outline-level="2">templates</text:h>
      <text:p text:style-name="P169">Can lead to code bloat-increased binary size for same operations- since code is generated for each type. However this is not an issue these days.</text:p>
      <text:h text:style-name="P27" text:outline-level="2"><text:soft-page-break/>namespace</text:h>
      <text:p text:style-name="P95">Global namespace is unnamed. Hence any namespace you write without name goes to global namespace.</text:p>
      <text:h text:style-name="Heading_20_2" text:outline-level="2"><text:bookmark-start text:name="__RefHeading___Toc2527_3638332075"/>auto<text:bookmark-end text:name="__RefHeading___Toc2527_3638332075"/></text:h>
      <text:p text:style-name="P52">use this asaf instead of explicitly typing the type.</text:p>
      <text:h text:style-name="P16" text:outline-level="1">OOP</text:h>
      <text:list xml:id="list4073450268" text:style-name="L15">
        <text:list-item>
          <text:p text:style-name="P182">Always Initialize data members using IN-CLASS member data initialize method.</text:p>
        </text:list-item>
        <text:list-item>
          <text:p text:style-name="P183">Use this inside functions to disambiguate the names.</text:p>
        </text:list-item>
        <text:list-item>
          <text:p text:style-name="P183">this can be passed to other stand alone functions.</text:p>
        </text:list-item>
        <text:list-item>
          <text:p text:style-name="P183"/>
        </text:list-item>
      </text:list>
      <text:p text:style-name="P155">It is about functional hi<text:span text:style-name="T88">e</text:span>rarchy, not the artifical hierarchy <text:span text:style-name="T89">(like CEO-to manager-delveloper)</text:span>.</text:p>
      <text:p text:style-name="P157">getters/setters are the public member functions that access the private member data.</text:p>
      <text:p text:style-name="P158">Use abstraction : giving interface and not the implimentation.</text:p>
      <text:p text:style-name="P161">Give interface such that they don’t expose internal DSA. <text:s/>Interface should use abstract concept like position on board, not the 2D matrix.</text:p>
      <text:p text:style-name="P162">Handle: a pointer <text:span text:style-name="T90">to opaque class </text:span>retruned by lib to client about instance the lib created. <text:span text:style-name="T91">User don’t need to know class internals.</text:span></text:p>
      <text:p text:style-name="P168">Down cast: casting down the hierarchy. Means, casting to specific class. Casting towords the derived clss. Note, class hierarchy is written downwords <text:span text:style-name="T93">like inverted </text:span><text:span text:style-name="T94">plant</text:span><text:span text:style-name="T93">! </text:span><text:span text:style-name="T95">Because, growth is downword.</text:span></text:p>
      <text:p text:style-name="P168">and up cast</text:p>
      <text:p text:style-name="P171">OCP: open closed principal. Open for extension closed for modification.</text:p>
      <text:h text:style-name="Heading_20_2" text:outline-level="2">Constructor <text:span text:style-name="T108">aka</text:span> ctor</text:h>
      <text:list xml:id="list3454065601" text:style-name="L16">
        <text:list-item>
          <text:p text:style-name="P187">They are not member funtions since we can’t call them with member object at any moment. They do not have return value too. Not even void.</text:p>
        </text:list-item>
      </text:list>
      <text:h text:style-name="Heading_20_3" text:outline-level="3"><text:soft-page-break/>Default constructor</text:h>
      <text:list xml:id="list155935258429543" text:continue-numbering="true" text:style-name="L16">
        <text:list-item>
          <text:p text:style-name="P186">default ctor <text:span text:style-name="T109">or zero argument constructor</text:span>: <text:span text:style-name="T108">A ctor that has no arguments or all arguments has default values</text:span>.</text:p>
        </text:list-item>
        <text:list-item>
          <text:p text:style-name="P188">Todo: deletegating ctor</text:p>
        </text:list-item>
        <text:list-item>
          <text:p text:style-name="P189">in-class intializers: use it whenever possible. If a ctor initializes a member variable that is also marked for initialization by in-class initializer, then the ctor initialization is picked, not the in-class initializer. This decision is done during compile time only.</text:p>
        </text:list-item>
        <text:list-item>
          <text:p text:style-name="P185">Most vexing parse: do not use function call syntax to call default c<text:span text:style-name="T110">tor</text:span>. <text:span text:style-name="T110">Either use: simply the object name or use uniform initialization syntax with empty curly brackets.<text:line-break/></text:span><text:span text:style-name="T111">MyClass object;<text:line-break/>MyClass object { };</text:span></text:p>
        </text:list-item>
        <text:list-item>
          <text:p text:style-name="P190">never ever call a ctor with functon call syntax. Always use uniform initialization syntax for all the time to stress that we are initializing it.</text:p>
        </text:list-item>
        <text:list-item>
          <text:p text:style-name="P191">all above indicates that ctor is not a function call, though it looks like one!.</text:p>
        </text:list-item>
        <text:list-item>
          <text:p text:style-name="P190">infact, every variable, object should have a uniform initialization curly bracket. If not, it means it is flag as we are using something without initializing it. (should have have a reason for overwrite.)</text:p>
        </text:list-item>
        <text:list-item>
          <text:p text:style-name="P192">compiler will not generate a default ctor if user declare even one ctor.</text:p>
        </text:list-item>
        <text:list-item>
          <text:p text:style-name="P193">Explicitly defaulted default ctor.<text:line-break/>MyClass() = default;<text:line-break/>above line can go in class decl file or class implementation file.</text:p>
        </text:list-item>
        <text:list-item>
          <text:p text:style-name="P194">Explicitly deleted default constructor.</text:p>
        </text:list-item>
        <text:list-item>
          <text:p text:style-name="P199">Explicitly defaulted default ctor</text:p>
        </text:list-item>
        <text:list-item>
          <text:p text:style-name="P194">If a class member data has a explicitly deleted default ctor, the the class’s default ctor also gets deleted. How can this class’s default constructor can call the latter default ctor.</text:p>
        </text:list-item>
        <text:list-item>
          <text:p text:style-name="P195">Following can’t be initialized inside the body a ctor:<text:line-break/>Constant data members, <text:line-break/>references, <text:line-break/>data member which are object of another class but don’t have default ctor.<text:line-break/><text:soft-page-break/>Base classes without default constructor. <text:span text:style-name="T112">This can be called as it it is a member data.<text:line-break/>: base1 {}, base2 { args } </text:span><text:span text:style-name="T113">{</text:span></text:p>
          <text:p text:style-name="P195"><text:span text:style-name="T113">}</text:span></text:p>
        </text:list-item>
      </text:list>
      <text:h text:style-name="Heading_20_3" text:outline-level="3">copy ctor:</text:h>
      <text:p text:style-name="P196">A ctor that takes const reference object of the type of the same class.</text:p>
      <text:p text:style-name="P197">class_name::class_name(const class_name &amp;src): member_var {src.member_var} {<text:line-break/>}<text:line-break/>if we don’t write our own copy ctor, compileter generates one. It does shallow copy.</text:p>
      <text:p text:style-name="P198">When it is used: typically if a function paramter is passed as non-const type, it has to copy the value. At the time, copy ctor is used.</text:p>
      <text:p text:style-name="P198">Also during function returning object, copy ctor is used.</text:p>
      <text:p text:style-name="P200">Explicitly defaulted default copy ctor</text:p>
      <text:p text:style-name="P200">explicitly defaulted delete copy ctor.</text:p>
      <text:p text:style-name="P201">If a class member has deleted copy ctor, then class also has deleted copy ctor</text:p>
      <text:list xml:id="list2039967455" text:style-name="L17">
        <text:list-item>
          <text:p text:style-name="P202"><text:span text:style-name="T114">converting ctor: avoid them by using explicit </text:span><text:span text:style-name="T115">keyword in class definition. </text:span><text:span text:style-name="T116">So, for any constructor that takes 1 argument, prefer makring them as explict to avoid implicit conversion.</text:span></text:p>
        </text:list-item>
        <text:list-item>
          <text:p text:style-name="P202"/>
        </text:list-item>
      </text:list>
      <text:h text:style-name="P45" text:outline-level="3">Virtual destructor</text:h>
      <text:p text:style-name="P214">A general rule: We need to mark all destructors as vitual. Reason is:</text:p>
      <text:p text:style-name="P214">if a <text:line-break/>delete object_ptr;<text:line-break/>is called by client code, it always <text:s/>calls the destructor of the class type of the object_ptr. What if client code used base pointer type. Then base destructor gets called. This is not what needed. Since we don’t want to control client code, it is just good make change in our code by making destructor as virtual. Then client can use it all use cases.</text:p>
      <text:p text:style-name="P214"/>
      <text:p text:style-name="P213">If you are dynamically releasing any memory in destructor, then, make the destructor virtual. Otherwise, it will not get called when <text:line-break/><text:soft-page-break/>delete object_p;<text:line-break/>is executed.<text:line-break/><text:span text:style-name="T126">Further if we define virtual or non-virtual destructor, then, the rule of five kicks in. hence we need to, at least, explicitly define the default ctor, copy-ctor, copy-assignment operator, move constructor, move assignment operator.</text:span></text:p>
      <text:h text:style-name="Heading_20_3" text:outline-level="3">Copy assignment operator or assignment operator</text:h>
      <text:p text:style-name="P203">This comes into action when there is = sign involved.</text:p>
      <text:p text:style-name="P203">ClassName &amp; operator=(const ClassName &amp;rhs)</text:p>
      <text:p text:style-name="P205">we can delete copy and assigment operations using delete. This is used when <text:s/>we want to avoid dynamically allocated memory getting copyied.</text:p>
      <text:h text:style-name="P42" text:outline-level="3">Rule of five todo</text:h>
      <text:p text:style-name="P206"><text:span text:style-name="T120">B</text:span><text:span text:style-name="T119">ut use </text:span><text:span text:style-name="T121">rule of zero.</text:span></text:p>
      <text:h text:style-name="P39" text:outline-level="3">friend fuctions and classes</text:h>
      <text:h text:style-name="P44" text:outline-level="3"><text:span text:style-name="T118">Copy and swap idiom</text:span></text:h>
      <text:h text:style-name="P41" text:outline-level="3">Noex<text:span text:style-name="T123">c</text:span>ept todo</text:h>
      <text:h text:style-name="P43" text:outline-level="3">TODO</text:h>
      <text:p text:style-name="P207"><text:span text:style-name="T119">Reference data members.</text:span></text:p>
      <text:p text:style-name="P208"><text:span text:style-name="T119">Pimpl: private implementation or pointer to implementation</text:span></text:p>
      <text:p text:style-name="P210"><text:span text:style-name="T119">upcasting : </text:span><text:span text:style-name="T122">good</text:span></text:p>
      <text:p text:style-name="P210"><text:span text:style-name="T119">downcasting : </text:span><text:span text:style-name="T122">bad if we use static_cast. But we can use dynamic_cast that uses vtable. In all cases avoid downcasting unless we use it in controlled manner.</text:span></text:p>
      <text:p text:style-name="P209"><text:span text:style-name="T119"/></text:p>
      <text:h text:style-name="P40" text:outline-level="3">none</text:h>
      <text:p text:style-name="P204"><text:span text:style-name="T117"/></text:p>
      <text:p text:style-name="P203"/>
      <text:h text:style-name="P17" text:outline-level="1"><text:soft-page-break/>Inheritance</text:h>
      <text:p text:style-name="P212">If we use final keyword<text:span text:style-name="T124">s</text:span> in class, <text:span text:style-name="T124">it can’t </text:span><text:span text:style-name="T125">be used for any further inheritance.</text:span></text:p>
      <text:h text:style-name="P8" text:outline-level="1"><text:span text:style-name="T87">TODO </text:span><text:span text:style-name="T30">New features </text:span><text:span text:style-name="T74">or concepts to me</text:span></text:h>
      <text:list xml:id="list547928122" text:style-name="L6">
        <text:list-item>
          <text:p text:style-name="P163">Single resposibility principal.</text:p>
        </text:list-item>
        <text:list-item>
          <text:p text:style-name="P164">High cohension , low coupling</text:p>
        </text:list-item>
        <text:list-item>
          <text:p text:style-name="P165">component is a miniature library that exist indepedently. It <text:s/>gives interfaces to clients to use it stressing the fact that, it is not coupled</text:p>
        </text:list-item>
        <text:list-item>
          <text:p text:style-name="P165"><text:span text:style-name="T92">mixin class ?</text:span> </text:p>
        </text:list-item>
        <text:list-item>
          <text:p text:style-name="P166">Model view controller.</text:p>
        </text:list-item>
        <text:list-item>
          <text:p text:style-name="P167">Use std::any <text:span text:style-name="T96">or std::variant </text:span>instead of void.</text:p>
        </text:list-item>
        <text:list-item>
          <text:p text:style-name="P156">DRY pricipal. Code reuse, SOLID</text:p>
        </text:list-item>
        <text:list-item>
          <text:p text:style-name="P154">Is-a, has-a, not-a: among all, has-a is best to choice(aggregate, compositon)</text:p>
        </text:list-item>
        <text:list-item>
          <text:p text:style-name="P153">Liskoy substituion principal.</text:p>
        </text:list-item>
        <text:list-item>
          <text:p text:style-name="P150">Basic UML diagrams</text:p>
          <text:list>
            <text:list-item>
              <text:p text:style-name="P151">sequence diagram, class hierarchy</text:p>
            </text:list-item>
          </text:list>
        </text:list-item>
        <text:list-item>
          <text:p text:style-name="P152">Understand the Chess program fully. It has UML diagrams.</text:p>
        </text:list-item>
        <text:list-item>
          <text:p text:style-name="P148">Dependency injection: <text:span text:style-name="T86">write one program on this</text:span></text:p>
        </text:list-item>
        <text:list-item>
          <text:p text:style-name="P71">Std::byte</text:p>
        </text:list-item>
        <text:list-item>
          <text:p text:style-name="P71">import</text:p>
        </text:list-item>
        <text:list-item>
          <text:p text:style-name="P71"><text:span text:style-name="T29">modules, export, </text:span><text:span text:style-name="T30">import</text:span></text:p>
        </text:list-item>
        <text:list-item>
          <text:p text:style-name="P72">if initializers</text:p>
        </text:list-item>
        <text:list-item>
          <text:p text:style-name="P75">three way comparison &lt;=&gt; or spaceship operator, <text:span text:style-name="T32">named comparison</text:span></text:p>
        </text:list-item>
        <text:list-item>
          <text:p text:style-name="P80">std::format</text:p>
        </text:list-item>
        <text:list-item>
          <text:p text:style-name="P81">attribute [[attributes]]</text:p>
          <text:list>
            <text:list-item>
              <text:p text:style-name="P82">[[fallthrough]]</text:p>
            </text:list-item>
            <text:list-item>
              <text:p text:style-name="P82">[[nodiscard(“some explaination”)]] : <text:span text:style-name="T83">use this to force the caller to take the return value and examine it.</text:span></text:p>
            </text:list-item>
            <text:list-item>
              <text:p text:style-name="P82"><text:soft-page-break/>[[maybeunused]], <text:span text:style-name="T35">[[noreturn]] [[deprecated(“some msg”)]]</text:span></text:p>
            </text:list-item>
          </text:list>
        </text:list-item>
        <text:list-item>
          <text:p text:style-name="P84">CTAD: class template argument deduction</text:p>
        </text:list-item>
        <text:list-item>
          <text:p text:style-name="P87">structured binding. <text:span text:style-name="T60">Similar to tuple assigment in python.</text:span></text:p>
        </text:list-item>
        <text:list-item>
          <text:p text:style-name="P99">Guidelines support library or GSL.</text:p>
        </text:list-item>
        <text:list-item>
          <text:p text:style-name="P101">Designated initializers.</text:p>
        </text:list-item>
        <text:list-item>
          <text:p text:style-name="P141">Perfect round tripping</text:p>
        </text:list-item>
        <text:list-item>
          <text:p text:style-name="P142">string::string_view</text:p>
        </text:list-item>
        <text:list-item>
          <text:p text:style-name="P142"/>
        </text:list-item>
      </text:list>
      <text:h text:style-name="P15" text:outline-level="1">Design.</text:h>
      <text:p text:style-name="P170">Design by contract:</text:p>
      <text:p text:style-name="P170">pre condition, invariants, post conditions for the client <text:s/>code.</text:p>
      <text:p text:style-name="P172">Mockability , flexibility</text:p>
      <text:p text:style-name="P175">pimpl <text:span text:style-name="T97">idiom</text:span>: private implemetation idiom</text:p>
      <text:p text:style-name="P176">SOLID principle.</text:p>
      <text:h text:style-name="P13" text:outline-level="1">Style</text:h>
      <text:list xml:id="list1414792379" text:style-name="L14">
        <text:list-item>
          <text:p text:style-name="P184">For pointer variable name: <text:line-break/>int *p_age;<text:line-break/>int *age_p; // I prefer this as pointer info comes later. I can read it <text:span text:style-name="T107">as </text:span>age_pointer <text:span text:style-name="T107">instead of pointer_age. Later is not conistant. Former is .</text:span></text:p>
        </text:list-item>
        <text:list-item>
          <text:p text:style-name="P146">Put a speace after a keyword, operator <text:span text:style-name="T84">etc. space sparate the word as it does in normal English. So if() is bad. If () is good as it is normal english. Space really nice on mind, eyes as it is a direct message of separtion of word, boundary of word… </text:span><text:span text:style-name="T85">no more guessing sub conciously. </text:span></text:p>
          <text:list>
            <text:list-item>
              <text:p text:style-name="P147">space after if () else () switch ()</text:p>
            </text:list-item>
          </text:list>
        </text:list-item>
      </text:list>
      <text:h text:style-name="P10" text:outline-level="1"><text:span text:style-name="T33">remove</text:span> <text:span text:style-name="T33">the </text:span>Words</text:h>
      <text:p text:style-name="P76">Use function declaration instead of function prototype or function header or function signature.</text:p>
      <text:p text:style-name="P76">Use round brackets, squeare brackets, curly brackets instead of <text:soft-page-break/>parenthesis, brackets, braces.</text:p>
      <text:p text:style-name="P77">In function declartion, if function does not take any parameter, don’t use void to indicate it. Just leave it blank. It is more consistant than writing void.</text:p>
      <text:p text:style-name="P78">Do not use auto for function return type since those who reads the function <text:s/>declaration has no clue what type it returns. So, this is one place where auto does more harm than doing good. <text:span text:style-name="T34">This type disease will carry into callers code. If user don’t know type, she <text:s/>can’t access member functions or member variables.</text:span></text:p>
      <text:p text:style-name="P78"/>
      <text:p text:style-name="P79">Use member functions and member variable than methods and data variables. Talk less and talk simple.</text:p>
      <text:p text:style-name="P76"/>
      <text:h text:style-name="P9" text:outline-level="1">switch</text:h>
      <text:list xml:id="list409189044" text:style-name="L7">
        <text:list-item>
          <text:p text:style-name="P73"><text:span text:style-name="T31">[[fallthough]] attribute if we want fall though.</text:span></text:p>
        </text:list-item>
        <text:list-item>
          <text:p text:style-name="P74">Switch initializers helps to keep the names within scope.</text:p>
        </text:list-item>
      </text:list>
      <text:h text:style-name="P11" text:outline-level="1">C style array</text:h>
      <text:p text:style-name="P83">Avoid using c style array, instead use std::array&lt;type, size_t size&gt;</text:p>
      <text:p text:style-name="P83">however, if one has to use c style array,<text:line-break/></text:p>
      <text:p text:style-name="P83">std::size(c_style_array) is better than sizeof(c_style_array) because, latter gives output in bytes, so, one has to divide it by size of item. <text:span text:style-name="T36">Formar gives directly this results..ie number of items in array.</text:span></text:p>
      <text:h text:style-name="P7" text:outline-level="1">Struct</text:h>
      <text:p text:style-name="P70">Struct lets us to encapsulate one or more existing types into a new type.</text:p>
      <text:h text:style-name="Heading_20_1" text:outline-level="1" text:is-list-header="true"/>
      <text:h text:style-name="P12" text:outline-level="1">STL</text:h>
      <text:list xml:id="list3312438891" text:style-name="L8">
        <text:list-item>
          <text:p text:style-name="P86">Std::array&lt;type, size&gt;</text:p>
        </text:list-item>
        <text:list-item>
          <text:p text:style-name="P86">std::vector&lt;type&gt;</text:p>
        </text:list-item>
        <text:list-item>
          <text:p text:style-name="P85"><text:soft-page-break/>std::pair&lt;type1, type2&gt;</text:p>
        </text:list-item>
        <text:list-item>
          <text:p text:style-name="P86">std::optional&lt;type&gt;</text:p>
        </text:list-item>
        <text:list-item>
          <text:p text:style-name="P86">structur</text:p>
        </text:list-item>
      </text:list>
      <text:h text:style-name="P14" text:outline-level="1">Terminology</text:h>
      <text:p text:style-name="P149">Api vs lib.<text:line-break/>Api is published interface to library functions. Library includes api and its implementations both. API includes only inferface not the implimentation.</text:p>
      <text:p text:style-name="P173">Dip: dependency inversion principal</text:p>
      <text:p text:style-name="P174">ISP: interface seggregation principal</text:p>
      <text:h text:style-name="Heading_20_1" text:outline-level="1"><text:bookmark-start text:name="__RefHeading___Toc2529_3638332075"/>Misc <text:span text:style-name="T4">features</text:span><text:bookmark-end text:name="__RefHeading___Toc2529_3638332075"/></text:h>
      <text:list xml:id="list3621999975" text:style-name="L4">
        <text:list-item>
          <text:p text:style-name="P58"><text:span text:style-name="T4">Use std::format for formatted string or fmt library</text:span></text:p>
        </text:list-item>
        <text:list-item>
          <text:p text:style-name="P57">use std::byte instead of unsigned char!</text:p>
        </text:list-item>
        <text:list-item>
          <text:p text:style-name="P159">Why dynamic libs? Because, user don’t need to link their binary with dynamic libs if the client <text:s/>code changes. If the dynamic lib changes but not the interface, again, they don’t need rebuild the code. Only time they need to rebuild is when dynamic lib interface changes and they are using that function.</text:p>
        </text:list-item>
        <text:list-item>
          <text:p text:style-name="P160">Separation of concerns.</text:p>
        </text:list-item>
      </text:list>
      <text:p text:style-name="P56"/>
      <text:p text:style-name="Text_20_body"/>
      <text:p text:style-name="P52"/>
      <text:p text:style-name="P56"/>
      <text:p text:style-name="P5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style:font-family-generic="swiss" style:font-pitch="fixed"/>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onsolas"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Consolas"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onsolas" fo:font-family="Consolas" style:font-family-generic="swiss" style:font-pitch="fixed"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23T15:59:33.027000000</dc:date>
    <meta:editing-duration>P4DT16H14M21S</meta:editing-duration>
    <meta:editing-cycles>254</meta:editing-cycles>
    <meta:generator>LibreOffice/7.1.4.2$Windows_X86_64 LibreOffice_project/a529a4fab45b75fefc5b6226684193eb000654f6</meta:generator>
    <meta:document-statistic meta:table-count="0" meta:image-count="0" meta:object-count="0" meta:page-count="19" meta:paragraph-count="346" meta:word-count="4056" meta:character-count="23712" meta:non-whitespace-character-count="20120"/>
  </office:meta>
</office:document-meta>
</file>